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9.141cm" svg:y="0.558cm">
            <draw:object draw:notify-on-update-of-ranges="Sheet1.A2:Sheet1.A257 Sheet1.B2:Sheet1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elative val</text:p>
          </table:table-cell>
          <table:table-cell table:style-name="ce1" office:value-type="string" calcext:value-type="string">
            <text:p>Tau const</text:p>
          </table:table-cell>
        </table:table-row>
        <table:table-row table:style-name="ro1">
          <table:table-cell table:formula="of:=0" office:value-type="float" office:value="0" calcext:value-type="float">
            <text:p>0</text:p>
          </table:table-cell>
          <table:table-cell table:formula="of:=1-POWER(EXP(1);(-[.A2]/[.C2])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1-POWER(EXP(1);(-[.A3]/[.C3]))" office:value-type="float" office:value="0.0307667655236559" calcext:value-type="float">
            <text:p>0.0307667655236559</text:p>
          </table:table-cell>
          <table:table-cell table:formula="of:=[.C2]" office:value-type="float" office:value="32" calcext:value-type="float">
            <text:p>32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1-POWER(EXP(1);(-[.A4]/[.C4]))" office:value-type="float" office:value="0.0605869371865242" calcext:value-type="float">
            <text:p>0.0605869371865242</text:p>
          </table:table-cell>
          <table:table-cell table:formula="of:=[.C3]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1-POWER(EXP(1);(-[.A5]/[.C5]))" office:value-type="float" office:value="0.0894896386199658" calcext:value-type="float">
            <text:p>0.0894896386199658</text:p>
          </table:table-cell>
          <table:table-cell table:formula="of:=[.C4]" office:value-type="float" office:value="32" calcext:value-type="float">
            <text:p>32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1-POWER(EXP(1);(-[.A6]/[.C6]))" office:value-type="float" office:value="0.117503097415405" calcext:value-type="float">
            <text:p>0.117503097415405</text:p>
          </table:table-cell>
          <table:table-cell table:formula="of:=[.C5]" office:value-type="float" office:value="32" calcext:value-type="float">
            <text:p>32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1-POWER(EXP(1);(-[.A7]/[.C7]))" office:value-type="float" office:value="0.144654672692577" calcext:value-type="float">
            <text:p>0.144654672692577</text:p>
          </table:table-cell>
          <table:table-cell table:formula="of:=[.C6]" office:value-type="float" office:value="32" calcext:value-type="float">
            <text:p>32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1-POWER(EXP(1);(-[.A8]/[.C8]))" office:value-type="float" office:value="0.1709708818196" calcext:value-type="float">
            <text:p>0.1709708818196</text:p>
          </table:table-cell>
          <table:table-cell table:formula="of:=[.C7]" office:value-type="float" office:value="32" calcext:value-type="float">
            <text:p>3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1-POWER(EXP(1);(-[.A9]/[.C9]))" office:value-type="float" office:value="0.196477426310939" calcext:value-type="float">
            <text:p>0.196477426310939</text:p>
          </table:table-cell>
          <table:table-cell table:formula="of:=[.C8]" office:value-type="float" office:value="32" calcext:value-type="float">
            <text:p>32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1-POWER(EXP(1);(-[.A10]/[.C10]))" office:value-type="float" office:value="0.221199216928595" calcext:value-type="float">
            <text:p>0.221199216928595</text:p>
          </table:table-cell>
          <table:table-cell table:formula="of:=[.C9]" office:value-type="float" office:value="32" calcext:value-type="float">
            <text:p>32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1-POWER(EXP(1);(-[.A11]/[.C11]))" office:value-type="float" office:value="0.245160398010993" calcext:value-type="float">
            <text:p>0.245160398010993</text:p>
          </table:table-cell>
          <table:table-cell table:formula="of:=[.C10]" office:value-type="float" office:value="32" calcext:value-type="float">
            <text:p>32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1-POWER(EXP(1);(-[.A12]/[.C12]))" office:value-type="float" office:value="0.268384371053358" calcext:value-type="float">
            <text:p>0.268384371053358</text:p>
          </table:table-cell>
          <table:table-cell table:formula="of:=[.C11]" office:value-type="float" office:value="32" calcext:value-type="float">
            <text:p>32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1-POWER(EXP(1);(-[.A13]/[.C13]))" office:value-type="float" office:value="0.290893817562602" calcext:value-type="float">
            <text:p>0.290893817562602</text:p>
          </table:table-cell>
          <table:table-cell table:formula="of:=[.C12]" office:value-type="float" office:value="32" calcext:value-type="float">
            <text:p>32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1-POWER(EXP(1);(-[.A14]/[.C14]))" office:value-type="float" office:value="0.312710721209028" calcext:value-type="float">
            <text:p>0.312710721209028</text:p>
          </table:table-cell>
          <table:table-cell table:formula="of:=[.C13]" office:value-type="float" office:value="32" calcext:value-type="float">
            <text:p>3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1-POWER(EXP(1);(-[.A15]/[.C15]))" office:value-type="float" office:value="0.333856389296512" calcext:value-type="float">
            <text:p>0.333856389296512</text:p>
          </table:table-cell>
          <table:table-cell table:formula="of:=[.C14]" office:value-type="float" office:value="32" calcext:value-type="float">
            <text:p>32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1-POWER(EXP(1);(-[.A16]/[.C16]))" office:value-type="float" office:value="0.354351473572108" calcext:value-type="float">
            <text:p>0.354351473572108</text:p>
          </table:table-cell>
          <table:table-cell table:formula="of:=[.C15]" office:value-type="float" office:value="32" calcext:value-type="float">
            <text:p>32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1-POWER(EXP(1);(-[.A17]/[.C17]))" office:value-type="float" office:value="0.374215990395409" calcext:value-type="float">
            <text:p>0.374215990395409</text:p>
          </table:table-cell>
          <table:table-cell table:formula="of:=[.C16]" office:value-type="float" office:value="32" calcext:value-type="float">
            <text:p>32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1-POWER(EXP(1);(-[.A18]/[.C18]))" office:value-type="float" office:value="0.393469340287367" calcext:value-type="float">
            <text:p>0.393469340287367</text:p>
          </table:table-cell>
          <table:table-cell table:formula="of:=[.C17]" office:value-type="float" office:value="32" calcext:value-type="float">
            <text:p>32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1-POWER(EXP(1);(-[.A19]/[.C19]))" office:value-type="float" office:value="0.412130326877654" calcext:value-type="float">
            <text:p>0.412130326877654</text:p>
          </table:table-cell>
          <table:table-cell table:formula="of:=[.C18]" office:value-type="float" office:value="32" calcext:value-type="float">
            <text:p>32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table:formula="of:=1-POWER(EXP(1);(-[.A20]/[.C20]))" office:value-type="float" office:value="0.430217175269077" calcext:value-type="float">
            <text:p>0.430217175269077</text:p>
          </table:table-cell>
          <table:table-cell table:formula="of:=[.C19]" office:value-type="float" office:value="32" calcext:value-type="float">
            <text:p>32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table:formula="of:=1-POWER(EXP(1);(-[.A21]/[.C21]))" office:value-type="float" office:value="0.44774754983698" calcext:value-type="float">
            <text:p>0.44774754983698</text:p>
          </table:table-cell>
          <table:table-cell table:formula="of:=[.C20]" office:value-type="float" office:value="32" calcext:value-type="float">
            <text:p>32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table:formula="of:=1-POWER(EXP(1);(-[.A22]/[.C22]))" office:value-type="float" office:value="0.46473857148101" calcext:value-type="float">
            <text:p>0.46473857148101</text:p>
          </table:table-cell>
          <table:table-cell table:formula="of:=[.C21]" office:value-type="float" office:value="32" calcext:value-type="float">
            <text:p>32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table:formula="of:=1-POWER(EXP(1);(-[.A23]/[.C23]))" office:value-type="float" office:value="0.481206834346111" calcext:value-type="float">
            <text:p>0.481206834346111</text:p>
          </table:table-cell>
          <table:table-cell table:formula="of:=[.C22]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table:formula="of:=1-POWER(EXP(1);(-[.A24]/[.C24]))" office:value-type="float" office:value="0.497168422029059" calcext:value-type="float">
            <text:p>0.497168422029059</text:p>
          </table:table-cell>
          <table:table-cell table:formula="of:=[.C23]"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table:formula="of:=1-POWER(EXP(1);(-[.A25]/[.C25]))" office:value-type="float" office:value="0.512638923286381" calcext:value-type="float">
            <text:p>0.512638923286381</text:p>
          </table:table-cell>
          <table:table-cell table:formula="of:=[.C24]" office:value-type="float" office:value="32" calcext:value-type="float">
            <text:p>32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table:formula="of:=1-POWER(EXP(1);(-[.A26]/[.C26]))" office:value-type="float" office:value="0.527633447258985" calcext:value-type="float">
            <text:p>0.527633447258985</text:p>
          </table:table-cell>
          <table:table-cell table:formula="of:=[.C25]" office:value-type="float" office:value="32" calcext:value-type="float">
            <text:p>32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table:formula="of:=1-POWER(EXP(1);(-[.A27]/[.C27]))" office:value-type="float" office:value="0.542166638228386" calcext:value-type="float">
            <text:p>0.542166638228386</text:p>
          </table:table-cell>
          <table:table-cell table:formula="of:=[.C26]" office:value-type="float" office:value="32" calcext:value-type="float">
            <text:p>32</text:p>
          </table:table-cell>
        </table:table-row>
        <table:table-row table:style-name="ro1">
          <table:table-cell table:formula="of:=[.A27]+1" office:value-type="float" office:value="26" calcext:value-type="float">
            <text:p>26</text:p>
          </table:table-cell>
          <table:table-cell table:formula="of:=1-POWER(EXP(1);(-[.A28]/[.C28]))" office:value-type="float" office:value="0.55625268991892" calcext:value-type="float">
            <text:p>0.55625268991892</text:p>
          </table:table-cell>
          <table:table-cell table:formula="of:=[.C27]" office:value-type="float" office:value="32" calcext:value-type="float">
            <text:p>32</text:p>
          </table:table-cell>
        </table:table-row>
        <table:table-row table:style-name="ro1">
          <table:table-cell table:formula="of:=[.A28]+1" office:value-type="float" office:value="27" calcext:value-type="float">
            <text:p>27</text:p>
          </table:table-cell>
          <table:table-cell table:formula="of:=1-POWER(EXP(1);(-[.A29]/[.C29]))" office:value-type="float" office:value="0.569905359359938" calcext:value-type="float">
            <text:p>0.569905359359938</text:p>
          </table:table-cell>
          <table:table-cell table:formula="of:=[.C28]" office:value-type="float" office:value="32" calcext:value-type="float">
            <text:p>32</text:p>
          </table:table-cell>
        </table:table-row>
        <table:table-row table:style-name="ro1">
          <table:table-cell table:formula="of:=[.A29]+1" office:value-type="float" office:value="28" calcext:value-type="float">
            <text:p>28</text:p>
          </table:table-cell>
          <table:table-cell table:formula="of:=1-POWER(EXP(1);(-[.A30]/[.C30]))" office:value-type="float" office:value="0.583137980321492" calcext:value-type="float">
            <text:p>0.583137980321492</text:p>
          </table:table-cell>
          <table:table-cell table:formula="of:=[.C29]" office:value-type="float" office:value="32" calcext:value-type="float">
            <text:p>32</text:p>
          </table:table-cell>
        </table:table-row>
        <table:table-row table:style-name="ro1">
          <table:table-cell table:formula="of:=[.A30]+1" office:value-type="float" office:value="29" calcext:value-type="float">
            <text:p>29</text:p>
          </table:table-cell>
          <table:table-cell table:formula="of:=1-POWER(EXP(1);(-[.A31]/[.C31]))" office:value-type="float" office:value="0.595963476336658" calcext:value-type="float">
            <text:p>0.595963476336658</text:p>
          </table:table-cell>
          <table:table-cell table:formula="of:=[.C30]" office:value-type="float" office:value="32" calcext:value-type="float">
            <text:p>32</text:p>
          </table:table-cell>
        </table:table-row>
        <table:table-row table:style-name="ro1">
          <table:table-cell table:formula="of:=[.A31]+1" office:value-type="float" office:value="30" calcext:value-type="float">
            <text:p>30</text:p>
          </table:table-cell>
          <table:table-cell table:formula="of:=1-POWER(EXP(1);(-[.A32]/[.C32]))" office:value-type="float" office:value="0.608394373323201" calcext:value-type="float">
            <text:p>0.608394373323201</text:p>
          </table:table-cell>
          <table:table-cell table:formula="of:=[.C31]" office:value-type="float" office:value="32" calcext:value-type="float">
            <text:p>32</text:p>
          </table:table-cell>
        </table:table-row>
        <table:table-row table:style-name="ro1">
          <table:table-cell table:formula="of:=[.A32]+1" office:value-type="float" office:value="31" calcext:value-type="float">
            <text:p>31</text:p>
          </table:table-cell>
          <table:table-cell table:formula="of:=1-POWER(EXP(1);(-[.A33]/[.C33]))" office:value-type="float" office:value="0.62044281181691" calcext:value-type="float">
            <text:p>0.62044281181691</text:p>
          </table:table-cell>
          <table:table-cell table:formula="of:=[.C32]" office:value-type="float" office:value="32" calcext:value-type="float">
            <text:p>32</text:p>
          </table:table-cell>
        </table:table-row>
        <table:table-row table:style-name="ro1">
          <table:table-cell table:formula="of:=[.A33]+1" office:value-type="float" office:value="32" calcext:value-type="float">
            <text:p>32</text:p>
          </table:table-cell>
          <table:table-cell table:formula="of:=1-POWER(EXP(1);(-[.A34]/[.C34]))" office:value-type="float" office:value="0.632120558828558" calcext:value-type="float">
            <text:p>0.632120558828558</text:p>
          </table:table-cell>
          <table:table-cell table:formula="of:=[.C33]" office:value-type="float" office:value="32" calcext:value-type="float">
            <text:p>32</text:p>
          </table:table-cell>
        </table:table-row>
        <table:table-row table:style-name="ro1">
          <table:table-cell table:formula="of:=[.A34]+1" office:value-type="float" office:value="33" calcext:value-type="float">
            <text:p>33</text:p>
          </table:table-cell>
          <table:table-cell table:formula="of:=1-POWER(EXP(1);(-[.A35]/[.C35]))" office:value-type="float" office:value="0.643439019336053" calcext:value-type="float">
            <text:p>0.643439019336053</text:p>
          </table:table-cell>
          <table:table-cell table:formula="of:=[.C34]" office:value-type="float" office:value="32" calcext:value-type="float">
            <text:p>32</text:p>
          </table:table-cell>
        </table:table-row>
        <table:table-row table:style-name="ro1">
          <table:table-cell table:formula="of:=[.A35]+1" office:value-type="float" office:value="34" calcext:value-type="float">
            <text:p>34</text:p>
          </table:table-cell>
          <table:table-cell table:formula="of:=1-POWER(EXP(1);(-[.A36]/[.C36]))" office:value-type="float" office:value="0.654409247423025" calcext:value-type="float">
            <text:p>0.654409247423025</text:p>
          </table:table-cell>
          <table:table-cell table:formula="of:=[.C35]" office:value-type="float" office:value="32" calcext:value-type="float">
            <text:p>32</text:p>
          </table:table-cell>
        </table:table-row>
        <table:table-row table:style-name="ro1">
          <table:table-cell table:formula="of:=[.A36]+1" office:value-type="float" office:value="35" calcext:value-type="float">
            <text:p>35</text:p>
          </table:table-cell>
          <table:table-cell table:formula="of:=1-POWER(EXP(1);(-[.A37]/[.C37]))" office:value-type="float" office:value="0.665041957074705" calcext:value-type="float">
            <text:p>0.665041957074705</text:p>
          </table:table-cell>
          <table:table-cell table:formula="of:=[.C36]" office:value-type="float" office:value="32" calcext:value-type="float">
            <text:p>32</text:p>
          </table:table-cell>
        </table:table-row>
        <table:table-row table:style-name="ro1">
          <table:table-cell table:formula="of:=[.A37]+1" office:value-type="float" office:value="36" calcext:value-type="float">
            <text:p>36</text:p>
          </table:table-cell>
          <table:table-cell table:formula="of:=1-POWER(EXP(1);(-[.A38]/[.C38]))" office:value-type="float" office:value="0.67534753264165" calcext:value-type="float">
            <text:p>0.67534753264165</text:p>
          </table:table-cell>
          <table:table-cell table:formula="of:=[.C37]" office:value-type="float" office:value="32" calcext:value-type="float">
            <text:p>32</text:p>
          </table:table-cell>
        </table:table-row>
        <table:table-row table:style-name="ro1">
          <table:table-cell table:formula="of:=[.A38]+1" office:value-type="float" office:value="37" calcext:value-type="float">
            <text:p>37</text:p>
          </table:table-cell>
          <table:table-cell table:formula="of:=1-POWER(EXP(1);(-[.A39]/[.C39]))" office:value-type="float" office:value="0.685336038981541" calcext:value-type="float">
            <text:p>0.685336038981541</text:p>
          </table:table-cell>
          <table:table-cell table:formula="of:=[.C38]" office:value-type="float" office:value="32" calcext:value-type="float">
            <text:p>32</text:p>
          </table:table-cell>
        </table:table-row>
        <table:table-row table:style-name="ro1">
          <table:table-cell table:formula="of:=[.A39]+1" office:value-type="float" office:value="38" calcext:value-type="float">
            <text:p>38</text:p>
          </table:table-cell>
          <table:table-cell table:formula="of:=1-POWER(EXP(1);(-[.A40]/[.C40]))" office:value-type="float" office:value="0.695017231288941" calcext:value-type="float">
            <text:p>0.695017231288941</text:p>
          </table:table-cell>
          <table:table-cell table:formula="of:=[.C39]" office:value-type="float" office:value="32" calcext:value-type="float">
            <text:p>32</text:p>
          </table:table-cell>
        </table:table-row>
        <table:table-row table:style-name="ro1">
          <table:table-cell table:formula="of:=[.A40]+1" office:value-type="float" office:value="39" calcext:value-type="float">
            <text:p>39</text:p>
          </table:table-cell>
          <table:table-cell table:formula="of:=1-POWER(EXP(1);(-[.A41]/[.C41]))" office:value-type="float" office:value="0.704400564622629" calcext:value-type="float">
            <text:p>0.704400564622629</text:p>
          </table:table-cell>
          <table:table-cell table:formula="of:=[.C40]" office:value-type="float" office:value="32" calcext:value-type="float">
            <text:p>32</text:p>
          </table:table-cell>
        </table:table-row>
        <table:table-row table:style-name="ro1">
          <table:table-cell table:formula="of:=[.A41]+1" office:value-type="float" office:value="40" calcext:value-type="float">
            <text:p>40</text:p>
          </table:table-cell>
          <table:table-cell table:formula="of:=1-POWER(EXP(1);(-[.A42]/[.C42]))" office:value-type="float" office:value="0.71349520313981" calcext:value-type="float">
            <text:p>0.71349520313981</text:p>
          </table:table-cell>
          <table:table-cell table:formula="of:=[.C41]" office:value-type="float" office:value="32" calcext:value-type="float">
            <text:p>32</text:p>
          </table:table-cell>
        </table:table-row>
        <table:table-row table:style-name="ro1">
          <table:table-cell table:formula="of:=[.A42]+1" office:value-type="float" office:value="41" calcext:value-type="float">
            <text:p>41</text:p>
          </table:table-cell>
          <table:table-cell table:formula="of:=1-POWER(EXP(1);(-[.A43]/[.C43]))" office:value-type="float" office:value="0.72231002904621" calcext:value-type="float">
            <text:p>0.72231002904621</text:p>
          </table:table-cell>
          <table:table-cell table:formula="of:=[.C42]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42" calcext:value-type="float">
            <text:p>42</text:p>
          </table:table-cell>
          <table:table-cell table:formula="of:=1-POWER(EXP(1);(-[.A44]/[.C44]))" office:value-type="float" office:value="0.730853651270816" calcext:value-type="float">
            <text:p>0.730853651270816</text:p>
          </table:table-cell>
          <table:table-cell table:formula="of:=[.C43]" office:value-type="float" office:value="32" calcext:value-type="float">
            <text:p>32</text:p>
          </table:table-cell>
        </table:table-row>
        <table:table-row table:style-name="ro1">
          <table:table-cell table:formula="of:=[.A44]+1" office:value-type="float" office:value="43" calcext:value-type="float">
            <text:p>43</text:p>
          </table:table-cell>
          <table:table-cell table:formula="of:=1-POWER(EXP(1);(-[.A45]/[.C45]))" office:value-type="float" office:value="0.739134413873715" calcext:value-type="float">
            <text:p>0.739134413873715</text:p>
          </table:table-cell>
          <table:table-cell table:formula="of:=[.C44]" office:value-type="float" office:value="32" calcext:value-type="float">
            <text:p>32</text:p>
          </table:table-cell>
        </table:table-row>
        <table:table-row table:style-name="ro1">
          <table:table-cell table:formula="of:=[.A45]+1" office:value-type="float" office:value="44" calcext:value-type="float">
            <text:p>44</text:p>
          </table:table-cell>
          <table:table-cell table:formula="of:=1-POWER(EXP(1);(-[.A46]/[.C46]))" office:value-type="float" office:value="0.747160404195254" calcext:value-type="float">
            <text:p>0.747160404195254</text:p>
          </table:table-cell>
          <table:table-cell table:formula="of:=[.C45]" office:value-type="float" office:value="32" calcext:value-type="float">
            <text:p>32</text:p>
          </table:table-cell>
        </table:table-row>
        <table:table-row table:style-name="ro1">
          <table:table-cell table:formula="of:=[.A46]+1" office:value-type="float" office:value="45" calcext:value-type="float">
            <text:p>45</text:p>
          </table:table-cell>
          <table:table-cell table:formula="of:=1-POWER(EXP(1);(-[.A47]/[.C47]))" office:value-type="float" office:value="0.754939460754474" calcext:value-type="float">
            <text:p>0.754939460754474</text:p>
          </table:table-cell>
          <table:table-cell table:formula="of:=[.C46]" office:value-type="float" office:value="32" calcext:value-type="float">
            <text:p>32</text:p>
          </table:table-cell>
        </table:table-row>
        <table:table-row table:style-name="ro1">
          <table:table-cell table:formula="of:=[.A47]+1" office:value-type="float" office:value="46" calcext:value-type="float">
            <text:p>46</text:p>
          </table:table-cell>
          <table:table-cell table:formula="of:=1-POWER(EXP(1);(-[.A48]/[.C48]))" office:value-type="float" office:value="0.762479180904542" calcext:value-type="float">
            <text:p>0.762479180904542</text:p>
          </table:table-cell>
          <table:table-cell table:formula="of:=[.C47]" office:value-type="float" office:value="32" calcext:value-type="float">
            <text:p>32</text:p>
          </table:table-cell>
        </table:table-row>
        <table:table-row table:style-name="ro1">
          <table:table-cell table:formula="of:=[.A48]+1" office:value-type="float" office:value="47" calcext:value-type="float">
            <text:p>47</text:p>
          </table:table-cell>
          <table:table-cell table:formula="of:=1-POWER(EXP(1);(-[.A49]/[.C49]))" office:value-type="float" office:value="0.769786928252639" calcext:value-type="float">
            <text:p>0.769786928252639</text:p>
          </table:table-cell>
          <table:table-cell table:formula="of:=[.C48]" office:value-type="float" office:value="32" calcext:value-type="float">
            <text:p>32</text:p>
          </table:table-cell>
        </table:table-row>
        <table:table-row table:style-name="ro1">
          <table:table-cell table:formula="of:=[.A49]+1" office:value-type="float" office:value="48" calcext:value-type="float">
            <text:p>48</text:p>
          </table:table-cell>
          <table:table-cell table:formula="of:=1-POWER(EXP(1);(-[.A50]/[.C50]))" office:value-type="float" office:value="0.77686983985157" calcext:value-type="float">
            <text:p>0.77686983985157</text:p>
          </table:table-cell>
          <table:table-cell table:formula="of:=[.C49]" office:value-type="float" office:value="32" calcext:value-type="float">
            <text:p>32</text:p>
          </table:table-cell>
        </table:table-row>
        <table:table-row table:style-name="ro1">
          <table:table-cell table:formula="of:=[.A50]+1" office:value-type="float" office:value="49" calcext:value-type="float">
            <text:p>49</text:p>
          </table:table-cell>
          <table:table-cell table:formula="of:=1-POWER(EXP(1);(-[.A51]/[.C51]))" office:value-type="float" office:value="0.783734833170113" calcext:value-type="float">
            <text:p>0.783734833170113</text:p>
          </table:table-cell>
          <table:table-cell table:formula="of:=[.C50]" office:value-type="float" office:value="32" calcext:value-type="float">
            <text:p>32</text:p>
          </table:table-cell>
        </table:table-row>
        <table:table-row table:style-name="ro1">
          <table:table-cell table:formula="of:=[.A51]+1" office:value-type="float" office:value="50" calcext:value-type="float">
            <text:p>50</text:p>
          </table:table-cell>
          <table:table-cell table:formula="of:=1-POWER(EXP(1);(-[.A52]/[.C52]))" office:value-type="float" office:value="0.790388612848902" calcext:value-type="float">
            <text:p>0.790388612848902</text:p>
          </table:table-cell>
          <table:table-cell table:formula="of:=[.C51]" office:value-type="float" office:value="32" calcext:value-type="float">
            <text:p>32</text:p>
          </table:table-cell>
        </table:table-row>
        <table:table-row table:style-name="ro1">
          <table:table-cell table:formula="of:=[.A52]+1" office:value-type="float" office:value="51" calcext:value-type="float">
            <text:p>51</text:p>
          </table:table-cell>
          <table:table-cell table:formula="of:=1-POWER(EXP(1);(-[.A53]/[.C53]))" office:value-type="float" office:value="0.796837677248468" calcext:value-type="float">
            <text:p>0.796837677248468</text:p>
          </table:table-cell>
          <table:table-cell table:formula="of:=[.C52]" office:value-type="float" office:value="32" calcext:value-type="float">
            <text:p>32</text:p>
          </table:table-cell>
        </table:table-row>
        <table:table-row table:style-name="ro1">
          <table:table-cell table:formula="of:=[.A53]+1" office:value-type="float" office:value="52" calcext:value-type="float">
            <text:p>52</text:p>
          </table:table-cell>
          <table:table-cell table:formula="of:=1-POWER(EXP(1);(-[.A54]/[.C54]))" office:value-type="float" office:value="0.803088324795806" calcext:value-type="float">
            <text:p>0.803088324795806</text:p>
          </table:table-cell>
          <table:table-cell table:formula="of:=[.C53]" office:value-type="float" office:value="32" calcext:value-type="float">
            <text:p>32</text:p>
          </table:table-cell>
        </table:table-row>
        <table:table-row table:style-name="ro1">
          <table:table-cell table:formula="of:=[.A54]+1" office:value-type="float" office:value="53" calcext:value-type="float">
            <text:p>53</text:p>
          </table:table-cell>
          <table:table-cell table:formula="of:=1-POWER(EXP(1);(-[.A55]/[.C55]))" office:value-type="float" office:value="0.809146660135684" calcext:value-type="float">
            <text:p>0.809146660135684</text:p>
          </table:table-cell>
          <table:table-cell table:formula="of:=[.C54]" office:value-type="float" office:value="32" calcext:value-type="float">
            <text:p>32</text:p>
          </table:table-cell>
        </table:table-row>
        <table:table-row table:style-name="ro1">
          <table:table-cell table:formula="of:=[.A55]+1" office:value-type="float" office:value="54" calcext:value-type="float">
            <text:p>54</text:p>
          </table:table-cell>
          <table:table-cell table:formula="of:=1-POWER(EXP(1);(-[.A56]/[.C56]))" office:value-type="float" office:value="0.815018600092696" calcext:value-type="float">
            <text:p>0.815018600092696</text:p>
          </table:table-cell>
          <table:table-cell table:formula="of:=[.C55]" office:value-type="float" office:value="32" calcext:value-type="float">
            <text:p>32</text:p>
          </table:table-cell>
        </table:table-row>
        <table:table-row table:style-name="ro1">
          <table:table-cell table:formula="of:=[.A56]+1" office:value-type="float" office:value="55" calcext:value-type="float">
            <text:p>55</text:p>
          </table:table-cell>
          <table:table-cell table:formula="of:=1-POWER(EXP(1);(-[.A57]/[.C57]))" office:value-type="float" office:value="0.820709879449881" calcext:value-type="float">
            <text:p>0.820709879449881</text:p>
          </table:table-cell>
          <table:table-cell table:formula="of:=[.C56]" office:value-type="float" office:value="32" calcext:value-type="float">
            <text:p>32</text:p>
          </table:table-cell>
        </table:table-row>
        <table:table-row table:style-name="ro1">
          <table:table-cell table:formula="of:=[.A57]+1" office:value-type="float" office:value="56" calcext:value-type="float">
            <text:p>56</text:p>
          </table:table-cell>
          <table:table-cell table:formula="of:=1-POWER(EXP(1);(-[.A58]/[.C58]))" office:value-type="float" office:value="0.826226056549555" calcext:value-type="float">
            <text:p>0.826226056549555</text:p>
          </table:table-cell>
          <table:table-cell table:formula="of:=[.C57]" office:value-type="float" office:value="32" calcext:value-type="float">
            <text:p>32</text:p>
          </table:table-cell>
        </table:table-row>
        <table:table-row table:style-name="ro1">
          <table:table-cell table:formula="of:=[.A58]+1" office:value-type="float" office:value="57" calcext:value-type="float">
            <text:p>57</text:p>
          </table:table-cell>
          <table:table-cell table:formula="of:=1-POWER(EXP(1);(-[.A59]/[.C59]))" office:value-type="float" office:value="0.831572518721816" calcext:value-type="float">
            <text:p>0.831572518721816</text:p>
          </table:table-cell>
          <table:table-cell table:formula="of:=[.C58]" office:value-type="float" office:value="32" calcext:value-type="float">
            <text:p>32</text:p>
          </table:table-cell>
        </table:table-row>
        <table:table-row table:style-name="ro1">
          <table:table-cell table:formula="of:=[.A59]+1" office:value-type="float" office:value="58" calcext:value-type="float">
            <text:p>58</text:p>
          </table:table-cell>
          <table:table-cell table:formula="of:=1-POWER(EXP(1);(-[.A60]/[.C60]))" office:value-type="float" office:value="0.836754487546042" calcext:value-type="float">
            <text:p>0.836754487546042</text:p>
          </table:table-cell>
          <table:table-cell table:formula="of:=[.C59]" office:value-type="float" office:value="32" calcext:value-type="float">
            <text:p>32</text:p>
          </table:table-cell>
        </table:table-row>
        <table:table-row table:style-name="ro1">
          <table:table-cell table:formula="of:=[.A60]+1" office:value-type="float" office:value="59" calcext:value-type="float">
            <text:p>59</text:p>
          </table:table-cell>
          <table:table-cell table:formula="of:=1-POWER(EXP(1);(-[.A61]/[.C61]))" office:value-type="float" office:value="0.841777023950502" calcext:value-type="float">
            <text:p>0.841777023950502</text:p>
          </table:table-cell>
          <table:table-cell table:formula="of:=[.C60]" office:value-type="float" office:value="32" calcext:value-type="float">
            <text:p>32</text:p>
          </table:table-cell>
        </table:table-row>
        <table:table-row table:style-name="ro1">
          <table:table-cell table:formula="of:=[.A61]+1" office:value-type="float" office:value="60" calcext:value-type="float">
            <text:p>60</text:p>
          </table:table-cell>
          <table:table-cell table:formula="of:=1-POWER(EXP(1);(-[.A62]/[.C62]))" office:value-type="float" office:value="0.846645033155072" calcext:value-type="float">
            <text:p>0.846645033155072</text:p>
          </table:table-cell>
          <table:table-cell table:formula="of:=[.C61]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61" calcext:value-type="float">
            <text:p>61</text:p>
          </table:table-cell>
          <table:table-cell table:formula="of:=1-POWER(EXP(1);(-[.A63]/[.C63]))" office:value-type="float" office:value="0.851363269461878" calcext:value-type="float">
            <text:p>0.851363269461878</text:p>
          </table:table-cell>
          <table:table-cell table:formula="of:=[.C62]" office:value-type="float" office:value="32" calcext:value-type="float">
            <text:p>32</text:p>
          </table:table-cell>
        </table:table-row>
        <table:table-row table:style-name="ro1">
          <table:table-cell table:formula="of:=[.A63]+1" office:value-type="float" office:value="62" calcext:value-type="float">
            <text:p>62</text:p>
          </table:table-cell>
          <table:table-cell table:formula="of:=1-POWER(EXP(1);(-[.A64]/[.C64]))" office:value-type="float" office:value="0.855936340898547" calcext:value-type="float">
            <text:p>0.855936340898547</text:p>
          </table:table-cell>
          <table:table-cell table:formula="of:=[.C63]" office:value-type="float" office:value="32" calcext:value-type="float">
            <text:p>32</text:p>
          </table:table-cell>
        </table:table-row>
        <table:table-row table:style-name="ro1">
          <table:table-cell table:formula="of:=[.A64]+1" office:value-type="float" office:value="63" calcext:value-type="float">
            <text:p>63</text:p>
          </table:table-cell>
          <table:table-cell table:formula="of:=1-POWER(EXP(1);(-[.A65]/[.C65]))" office:value-type="float" office:value="0.860368713718601" calcext:value-type="float">
            <text:p>0.860368713718601</text:p>
          </table:table-cell>
          <table:table-cell table:formula="of:=[.C64]" office:value-type="float" office:value="32" calcext:value-type="float">
            <text:p>32</text:p>
          </table:table-cell>
        </table:table-row>
        <table:table-row table:style-name="ro1">
          <table:table-cell table:formula="of:=[.A65]+1" office:value-type="float" office:value="64" calcext:value-type="float">
            <text:p>64</text:p>
          </table:table-cell>
          <table:table-cell table:formula="of:=1-POWER(EXP(1);(-[.A66]/[.C66]))" office:value-type="float" office:value="0.864664716763387" calcext:value-type="float">
            <text:p>0.864664716763387</text:p>
          </table:table-cell>
          <table:table-cell table:formula="of:=[.C65]" office:value-type="float" office:value="32" calcext:value-type="float">
            <text:p>32</text:p>
          </table:table-cell>
        </table:table-row>
        <table:table-row table:style-name="ro1">
          <table:table-cell table:formula="of:=[.A66]+1" office:value-type="float" office:value="65" calcext:value-type="float">
            <text:p>65</text:p>
          </table:table-cell>
          <table:table-cell table:formula="of:=1-POWER(EXP(1);(-[.A67]/[.C67]))" office:value-type="float" office:value="0.868828545689806" calcext:value-type="float">
            <text:p>0.868828545689806</text:p>
          </table:table-cell>
          <table:table-cell table:formula="of:=[.C66]" office:value-type="float" office:value="32" calcext:value-type="float">
            <text:p>32</text:p>
          </table:table-cell>
        </table:table-row>
        <table:table-row table:style-name="ro1">
          <table:table-cell table:formula="of:=[.A67]+1" office:value-type="float" office:value="66" calcext:value-type="float">
            <text:p>66</text:p>
          </table:table-cell>
          <table:table-cell table:formula="of:=1-POWER(EXP(1);(-[.A68]/[.C68]))" office:value-type="float" office:value="0.872864267067964" calcext:value-type="float">
            <text:p>0.872864267067964</text:p>
          </table:table-cell>
          <table:table-cell table:formula="of:=[.C67]" office:value-type="float" office:value="32" calcext:value-type="float">
            <text:p>32</text:p>
          </table:table-cell>
        </table:table-row>
        <table:table-row table:style-name="ro1">
          <table:table-cell table:formula="of:=[.A68]+1" office:value-type="float" office:value="67" calcext:value-type="float">
            <text:p>67</text:p>
          </table:table-cell>
          <table:table-cell table:formula="of:=1-POWER(EXP(1);(-[.A69]/[.C69]))" office:value-type="float" office:value="0.876775822352763" calcext:value-type="float">
            <text:p>0.876775822352763</text:p>
          </table:table-cell>
          <table:table-cell table:formula="of:=[.C68]" office:value-type="float" office:value="32" calcext:value-type="float">
            <text:p>32</text:p>
          </table:table-cell>
        </table:table-row>
        <table:table-row table:style-name="ro1">
          <table:table-cell table:formula="of:=[.A69]+1" office:value-type="float" office:value="68" calcext:value-type="float">
            <text:p>68</text:p>
          </table:table-cell>
          <table:table-cell table:formula="of:=1-POWER(EXP(1);(-[.A70]/[.C70]))" office:value-type="float" office:value="0.88056703173328" calcext:value-type="float">
            <text:p>0.88056703173328</text:p>
          </table:table-cell>
          <table:table-cell table:formula="of:=[.C69]" office:value-type="float" office:value="32" calcext:value-type="float">
            <text:p>32</text:p>
          </table:table-cell>
        </table:table-row>
        <table:table-row table:style-name="ro1">
          <table:table-cell table:formula="of:=[.A70]+1" office:value-type="float" office:value="69" calcext:value-type="float">
            <text:p>69</text:p>
          </table:table-cell>
          <table:table-cell table:formula="of:=1-POWER(EXP(1);(-[.A71]/[.C71]))" office:value-type="float" office:value="0.884241597863737" calcext:value-type="float">
            <text:p>0.884241597863737</text:p>
          </table:table-cell>
          <table:table-cell table:formula="of:=[.C70]" office:value-type="float" office:value="32" calcext:value-type="float">
            <text:p>32</text:p>
          </table:table-cell>
        </table:table-row>
        <table:table-row table:style-name="ro1">
          <table:table-cell table:formula="of:=[.A71]+1" office:value-type="float" office:value="70" calcext:value-type="float">
            <text:p>70</text:p>
          </table:table-cell>
          <table:table-cell table:formula="of:=1-POWER(EXP(1);(-[.A72]/[.C72]))" office:value-type="float" office:value="0.887803109479656" calcext:value-type="float">
            <text:p>0.887803109479656</text:p>
          </table:table-cell>
          <table:table-cell table:formula="of:=[.C71]" office:value-type="float" office:value="32" calcext:value-type="float">
            <text:p>32</text:p>
          </table:table-cell>
        </table:table-row>
        <table:table-row table:style-name="ro1">
          <table:table-cell table:formula="of:=[.A72]+1" office:value-type="float" office:value="71" calcext:value-type="float">
            <text:p>71</text:p>
          </table:table-cell>
          <table:table-cell table:formula="of:=1-POWER(EXP(1);(-[.A73]/[.C73]))" office:value-type="float" office:value="0.891255044902779" calcext:value-type="float">
            <text:p>0.891255044902779</text:p>
          </table:table-cell>
          <table:table-cell table:formula="of:=[.C72]" office:value-type="float" office:value="32" calcext:value-type="float">
            <text:p>32</text:p>
          </table:table-cell>
        </table:table-row>
        <table:table-row table:style-name="ro1">
          <table:table-cell table:formula="of:=[.A73]+1" office:value-type="float" office:value="72" calcext:value-type="float">
            <text:p>72</text:p>
          </table:table-cell>
          <table:table-cell table:formula="of:=1-POWER(EXP(1);(-[.A74]/[.C74]))" office:value-type="float" office:value="0.894600775438136" calcext:value-type="float">
            <text:p>0.894600775438136</text:p>
          </table:table-cell>
          <table:table-cell table:formula="of:=[.C73]" office:value-type="float" office:value="32" calcext:value-type="float">
            <text:p>32</text:p>
          </table:table-cell>
        </table:table-row>
        <table:table-row table:style-name="ro1">
          <table:table-cell table:formula="of:=[.A74]+1" office:value-type="float" office:value="73" calcext:value-type="float">
            <text:p>73</text:p>
          </table:table-cell>
          <table:table-cell table:formula="of:=1-POWER(EXP(1);(-[.A75]/[.C75]))" office:value-type="float" office:value="0.897843568666606" calcext:value-type="float">
            <text:p>0.897843568666606</text:p>
          </table:table-cell>
          <table:table-cell table:formula="of:=[.C74]" office:value-type="float" office:value="32" calcext:value-type="float">
            <text:p>32</text:p>
          </table:table-cell>
        </table:table-row>
        <table:table-row table:style-name="ro1">
          <table:table-cell table:formula="of:=[.A75]+1" office:value-type="float" office:value="74" calcext:value-type="float">
            <text:p>74</text:p>
          </table:table-cell>
          <table:table-cell table:formula="of:=1-POWER(EXP(1);(-[.A76]/[.C76]))" office:value-type="float" office:value="0.900986591636174" calcext:value-type="float">
            <text:p>0.900986591636174</text:p>
          </table:table-cell>
          <table:table-cell table:formula="of:=[.C75]" office:value-type="float" office:value="32" calcext:value-type="float">
            <text:p>32</text:p>
          </table:table-cell>
        </table:table-row>
        <table:table-row table:style-name="ro1">
          <table:table-cell table:formula="of:=[.A76]+1" office:value-type="float" office:value="75" calcext:value-type="float">
            <text:p>75</text:p>
          </table:table-cell>
          <table:table-cell table:formula="of:=1-POWER(EXP(1);(-[.A77]/[.C77]))" office:value-type="float" office:value="0.904032913955002" calcext:value-type="float">
            <text:p>0.904032913955002</text:p>
          </table:table-cell>
          <table:table-cell table:formula="of:=[.C76]" office:value-type="float" office:value="32" calcext:value-type="float">
            <text:p>32</text:p>
          </table:table-cell>
        </table:table-row>
        <table:table-row table:style-name="ro1">
          <table:table-cell table:formula="of:=[.A77]+1" office:value-type="float" office:value="76" calcext:value-type="float">
            <text:p>76</text:p>
          </table:table-cell>
          <table:table-cell table:formula="of:=1-POWER(EXP(1);(-[.A78]/[.C78]))" office:value-type="float" office:value="0.906985510789337" calcext:value-type="float">
            <text:p>0.906985510789337</text:p>
          </table:table-cell>
          <table:table-cell table:formula="of:=[.C77]" office:value-type="float" office:value="32" calcext:value-type="float">
            <text:p>32</text:p>
          </table:table-cell>
        </table:table-row>
        <table:table-row table:style-name="ro1">
          <table:table-cell table:formula="of:=[.A78]+1" office:value-type="float" office:value="77" calcext:value-type="float">
            <text:p>77</text:p>
          </table:table-cell>
          <table:table-cell table:formula="of:=1-POWER(EXP(1);(-[.A79]/[.C79]))" office:value-type="float" office:value="0.909847265769184" calcext:value-type="float">
            <text:p>0.909847265769184</text:p>
          </table:table-cell>
          <table:table-cell table:formula="of:=[.C78]" office:value-type="float" office:value="32" calcext:value-type="float">
            <text:p>32</text:p>
          </table:table-cell>
        </table:table-row>
        <table:table-row table:style-name="ro1">
          <table:table-cell table:formula="of:=[.A79]+1" office:value-type="float" office:value="78" calcext:value-type="float">
            <text:p>78</text:p>
          </table:table-cell>
          <table:table-cell table:formula="of:=1-POWER(EXP(1);(-[.A80]/[.C80]))" office:value-type="float" office:value="0.91262097380458" calcext:value-type="float">
            <text:p>0.91262097380458</text:p>
          </table:table-cell>
          <table:table-cell table:formula="of:=[.C79]" office:value-type="float" office:value="32" calcext:value-type="float">
            <text:p>32</text:p>
          </table:table-cell>
        </table:table-row>
        <table:table-row table:style-name="ro1">
          <table:table-cell table:formula="of:=[.A80]+1" office:value-type="float" office:value="79" calcext:value-type="float">
            <text:p>79</text:p>
          </table:table-cell>
          <table:table-cell table:formula="of:=1-POWER(EXP(1);(-[.A81]/[.C81]))" office:value-type="float" office:value="0.915309343815219" calcext:value-type="float">
            <text:p>0.915309343815219</text:p>
          </table:table-cell>
          <table:table-cell table:formula="of:=[.C80]" office:value-type="float" office:value="32" calcext:value-type="float">
            <text:p>32</text:p>
          </table:table-cell>
        </table:table-row>
        <table:table-row table:style-name="ro1">
          <table:table-cell table:formula="of:=[.A81]+1" office:value-type="float" office:value="80" calcext:value-type="float">
            <text:p>80</text:p>
          </table:table-cell>
          <table:table-cell table:formula="of:=1-POWER(EXP(1);(-[.A82]/[.C82]))" office:value-type="float" office:value="0.917915001376101" calcext:value-type="float">
            <text:p>0.917915001376101</text:p>
          </table:table-cell>
          <table:table-cell table:formula="of:=[.C81]" office:value-type="float" office:value="32" calcext:value-type="float">
            <text:p>32</text:p>
          </table:table-cell>
        </table:table-row>
        <table:table-row table:style-name="ro1">
          <table:table-cell table:formula="of:=[.A82]+1" office:value-type="float" office:value="81" calcext:value-type="float">
            <text:p>81</text:p>
          </table:table-cell>
          <table:table-cell table:formula="of:=1-POWER(EXP(1);(-[.A83]/[.C83]))" office:value-type="float" office:value="0.920440491281772" calcext:value-type="float">
            <text:p>0.920440491281772</text:p>
          </table:table-cell>
          <table:table-cell table:formula="of:=[.C82]" office:value-type="float" office:value="32" calcext:value-type="float">
            <text:p>32</text:p>
          </table:table-cell>
        </table:table-row>
        <table:table-row table:style-name="ro1">
          <table:table-cell table:formula="of:=[.A83]+1" office:value-type="float" office:value="82" calcext:value-type="float">
            <text:p>82</text:p>
          </table:table-cell>
          <table:table-cell table:formula="of:=1-POWER(EXP(1);(-[.A84]/[.C84]))" office:value-type="float" office:value="0.922888280031683" calcext:value-type="float">
            <text:p>0.922888280031683</text:p>
          </table:table-cell>
          <table:table-cell table:formula="of:=[.C83]" office:value-type="float" office:value="32" calcext:value-type="float">
            <text:p>32</text:p>
          </table:table-cell>
        </table:table-row>
        <table:table-row table:style-name="ro1">
          <table:table-cell table:formula="of:=[.A84]+1" office:value-type="float" office:value="83" calcext:value-type="float">
            <text:p>83</text:p>
          </table:table-cell>
          <table:table-cell table:formula="of:=1-POWER(EXP(1);(-[.A85]/[.C85]))" office:value-type="float" office:value="0.925260758239074" calcext:value-type="float">
            <text:p>0.925260758239074</text:p>
          </table:table-cell>
          <table:table-cell table:formula="of:=[.C84]" office:value-type="float" office:value="32" calcext:value-type="float">
            <text:p>32</text:p>
          </table:table-cell>
        </table:table-row>
        <table:table-row table:style-name="ro1">
          <table:table-cell table:formula="of:=[.A85]+1" office:value-type="float" office:value="84" calcext:value-type="float">
            <text:p>84</text:p>
          </table:table-cell>
          <table:table-cell table:formula="of:=1-POWER(EXP(1);(-[.A86]/[.C86]))" office:value-type="float" office:value="0.927560242965749" calcext:value-type="float">
            <text:p>0.927560242965749</text:p>
          </table:table-cell>
          <table:table-cell table:formula="of:=[.C85]" office:value-type="float" office:value="32" calcext:value-type="float">
            <text:p>32</text:p>
          </table:table-cell>
        </table:table-row>
        <table:table-row table:style-name="ro1">
          <table:table-cell table:formula="of:=[.A86]+1" office:value-type="float" office:value="85" calcext:value-type="float">
            <text:p>85</text:p>
          </table:table-cell>
          <table:table-cell table:formula="of:=1-POWER(EXP(1);(-[.A87]/[.C87]))" office:value-type="float" office:value="0.929788979985012" calcext:value-type="float">
            <text:p>0.929788979985012</text:p>
          </table:table-cell>
          <table:table-cell table:formula="of:=[.C86]" office:value-type="float" office:value="32" calcext:value-type="float">
            <text:p>32</text:p>
          </table:table-cell>
        </table:table-row>
        <table:table-row table:style-name="ro1">
          <table:table-cell table:formula="of:=[.A87]+1" office:value-type="float" office:value="86" calcext:value-type="float">
            <text:p>86</text:p>
          </table:table-cell>
          <table:table-cell table:formula="of:=1-POWER(EXP(1);(-[.A88]/[.C88]))" office:value-type="float" office:value="0.93194914597499" calcext:value-type="float">
            <text:p>0.93194914597499</text:p>
          </table:table-cell>
          <table:table-cell table:formula="of:=[.C87]" office:value-type="float" office:value="32" calcext:value-type="float">
            <text:p>32</text:p>
          </table:table-cell>
        </table:table-row>
        <table:table-row table:style-name="ro1">
          <table:table-cell table:formula="of:=[.A88]+1" office:value-type="float" office:value="87" calcext:value-type="float">
            <text:p>87</text:p>
          </table:table-cell>
          <table:table-cell table:formula="of:=1-POWER(EXP(1);(-[.A89]/[.C89]))" office:value-type="float" office:value="0.934042850644462" calcext:value-type="float">
            <text:p>0.934042850644462</text:p>
          </table:table-cell>
          <table:table-cell table:formula="of:=[.C88]" office:value-type="float" office:value="32" calcext:value-type="float">
            <text:p>32</text:p>
          </table:table-cell>
        </table:table-row>
        <table:table-row table:style-name="ro1">
          <table:table-cell table:formula="of:=[.A89]+1" office:value-type="float" office:value="88" calcext:value-type="float">
            <text:p>88</text:p>
          </table:table-cell>
          <table:table-cell table:formula="of:=1-POWER(EXP(1);(-[.A90]/[.C90]))" office:value-type="float" office:value="0.936072138793292" calcext:value-type="float">
            <text:p>0.936072138793292</text:p>
          </table:table-cell>
          <table:table-cell table:formula="of:=[.C89]" office:value-type="float" office:value="32" calcext:value-type="float">
            <text:p>32</text:p>
          </table:table-cell>
        </table:table-row>
        <table:table-row table:style-name="ro1">
          <table:table-cell table:formula="of:=[.A90]+1" office:value-type="float" office:value="89" calcext:value-type="float">
            <text:p>89</text:p>
          </table:table-cell>
          <table:table-cell table:formula="of:=1-POWER(EXP(1);(-[.A91]/[.C91]))" office:value-type="float" office:value="0.938038992309468" calcext:value-type="float">
            <text:p>0.938038992309468</text:p>
          </table:table-cell>
          <table:table-cell table:formula="of:=[.C90]" office:value-type="float" office:value="32" calcext:value-type="float">
            <text:p>32</text:p>
          </table:table-cell>
        </table:table-row>
        <table:table-row table:style-name="ro1">
          <table:table-cell table:formula="of:=[.A91]+1" office:value-type="float" office:value="90" calcext:value-type="float">
            <text:p>90</text:p>
          </table:table-cell>
          <table:table-cell table:formula="of:=1-POWER(EXP(1);(-[.A92]/[.C92]))" office:value-type="float" office:value="0.939945332104692" calcext:value-type="float">
            <text:p>0.939945332104692</text:p>
          </table:table-cell>
          <table:table-cell table:formula="of:=[.C91]" office:value-type="float" office:value="32" calcext:value-type="float">
            <text:p>32</text:p>
          </table:table-cell>
        </table:table-row>
        <table:table-row table:style-name="ro1">
          <table:table-cell table:formula="of:=[.A92]+1" office:value-type="float" office:value="91" calcext:value-type="float">
            <text:p>91</text:p>
          </table:table-cell>
          <table:table-cell table:formula="of:=1-POWER(EXP(1);(-[.A93]/[.C93]))" office:value-type="float" office:value="0.941793019990428" calcext:value-type="float">
            <text:p>0.941793019990428</text:p>
          </table:table-cell>
          <table:table-cell table:formula="of:=[.C92]" office:value-type="float" office:value="32" calcext:value-type="float">
            <text:p>32</text:p>
          </table:table-cell>
        </table:table-row>
        <table:table-row table:style-name="ro1">
          <table:table-cell table:formula="of:=[.A93]+1" office:value-type="float" office:value="92" calcext:value-type="float">
            <text:p>92</text:p>
          </table:table-cell>
          <table:table-cell table:formula="of:=1-POWER(EXP(1);(-[.A94]/[.C94]))" office:value-type="float" office:value="0.943583860496223" calcext:value-type="float">
            <text:p>0.943583860496223</text:p>
          </table:table-cell>
          <table:table-cell table:formula="of:=[.C93]" office:value-type="float" office:value="32" calcext:value-type="float">
            <text:p>32</text:p>
          </table:table-cell>
        </table:table-row>
        <table:table-row table:style-name="ro1">
          <table:table-cell table:formula="of:=[.A94]+1" office:value-type="float" office:value="93" calcext:value-type="float">
            <text:p>93</text:p>
          </table:table-cell>
          <table:table-cell table:formula="of:=1-POWER(EXP(1);(-[.A95]/[.C95]))" office:value-type="float" office:value="0.945319602632085" calcext:value-type="float">
            <text:p>0.945319602632085</text:p>
          </table:table-cell>
          <table:table-cell table:formula="of:=[.C94]" office:value-type="float" office:value="32" calcext:value-type="float">
            <text:p>32</text:p>
          </table:table-cell>
        </table:table-row>
        <table:table-row table:style-name="ro1">
          <table:table-cell table:formula="of:=[.A95]+1" office:value-type="float" office:value="94" calcext:value-type="float">
            <text:p>94</text:p>
          </table:table-cell>
          <table:table-cell table:formula="of:=1-POWER(EXP(1);(-[.A96]/[.C96]))" office:value-type="float" office:value="0.947001941596644" calcext:value-type="float">
            <text:p>0.947001941596644</text:p>
          </table:table-cell>
          <table:table-cell table:formula="of:=[.C95]" office:value-type="float" office:value="32" calcext:value-type="float">
            <text:p>32</text:p>
          </table:table-cell>
        </table:table-row>
        <table:table-row table:style-name="ro1">
          <table:table-cell table:formula="of:=[.A96]+1" office:value-type="float" office:value="95" calcext:value-type="float">
            <text:p>95</text:p>
          </table:table-cell>
          <table:table-cell table:formula="of:=1-POWER(EXP(1);(-[.A97]/[.C97]))" office:value-type="float" office:value="0.948632520432749" calcext:value-type="float">
            <text:p>0.948632520432749</text:p>
          </table:table-cell>
          <table:table-cell table:formula="of:=[.C96]" office:value-type="float" office:value="32" calcext:value-type="float">
            <text:p>32</text:p>
          </table:table-cell>
        </table:table-row>
        <table:table-row table:style-name="ro1">
          <table:table-cell table:formula="of:=[.A97]+1" office:value-type="float" office:value="96" calcext:value-type="float">
            <text:p>96</text:p>
          </table:table-cell>
          <table:table-cell table:formula="of:=1-POWER(EXP(1);(-[.A98]/[.C98]))" office:value-type="float" office:value="0.950212931632136" calcext:value-type="float">
            <text:p>0.950212931632136</text:p>
          </table:table-cell>
          <table:table-cell table:formula="of:=[.C97]" office:value-type="float" office:value="32" calcext:value-type="float">
            <text:p>32</text:p>
          </table:table-cell>
        </table:table-row>
        <table:table-row table:style-name="ro1">
          <table:table-cell table:formula="of:=[.A98]+1" office:value-type="float" office:value="97" calcext:value-type="float">
            <text:p>97</text:p>
          </table:table-cell>
          <table:table-cell table:formula="of:=1-POWER(EXP(1);(-[.A99]/[.C99]))" office:value-type="float" office:value="0.95174471869072" calcext:value-type="float">
            <text:p>0.95174471869072</text:p>
          </table:table-cell>
          <table:table-cell table:formula="of:=[.C98]" office:value-type="float" office:value="32" calcext:value-type="float">
            <text:p>32</text:p>
          </table:table-cell>
        </table:table-row>
        <table:table-row table:style-name="ro1">
          <table:table-cell table:formula="of:=[.A99]+1" office:value-type="float" office:value="98" calcext:value-type="float">
            <text:p>98</text:p>
          </table:table-cell>
          <table:table-cell table:formula="of:=1-POWER(EXP(1);(-[.A100]/[.C100]))" office:value-type="float" office:value="0.953229377616041" calcext:value-type="float">
            <text:p>0.953229377616041</text:p>
          </table:table-cell>
          <table:table-cell table:formula="of:=[.C99]" office:value-type="float" office:value="32" calcext:value-type="float">
            <text:p>32</text:p>
          </table:table-cell>
        </table:table-row>
        <table:table-row table:style-name="ro1">
          <table:table-cell table:formula="of:=[.A100]+1" office:value-type="float" office:value="99" calcext:value-type="float">
            <text:p>99</text:p>
          </table:table-cell>
          <table:table-cell table:formula="of:=1-POWER(EXP(1);(-[.A101]/[.C101]))" office:value-type="float" office:value="0.954668358388324" calcext:value-type="float">
            <text:p>0.954668358388324</text:p>
          </table:table-cell>
          <table:table-cell table:formula="of:=[.C100]" office:value-type="float" office:value="32" calcext:value-type="float">
            <text:p>32</text:p>
          </table:table-cell>
        </table:table-row>
        <table:table-row table:style-name="ro1">
          <table:table-cell table:formula="of:=[.A101]+1" office:value-type="float" office:value="100" calcext:value-type="float">
            <text:p>100</text:p>
          </table:table-cell>
          <table:table-cell table:formula="of:=1-POWER(EXP(1);(-[.A102]/[.C102]))" office:value-type="float" office:value="0.956063066376593" calcext:value-type="float">
            <text:p>0.956063066376593</text:p>
          </table:table-cell>
          <table:table-cell table:formula="of:=[.C101]" office:value-type="float" office:value="32" calcext:value-type="float">
            <text:p>32</text:p>
          </table:table-cell>
        </table:table-row>
        <table:table-row table:style-name="ro1">
          <table:table-cell table:formula="of:=[.A102]+1" office:value-type="float" office:value="101" calcext:value-type="float">
            <text:p>101</text:p>
          </table:table-cell>
          <table:table-cell table:formula="of:=1-POWER(EXP(1);(-[.A103]/[.C103]))" office:value-type="float" office:value="0.957414863711212" calcext:value-type="float">
            <text:p>0.957414863711212</text:p>
          </table:table-cell>
          <table:table-cell table:formula="of:=[.C102]" office:value-type="float" office:value="32" calcext:value-type="float">
            <text:p>32</text:p>
          </table:table-cell>
        </table:table-row>
        <table:table-row table:style-name="ro1">
          <table:table-cell table:formula="of:=[.A103]+1" office:value-type="float" office:value="102" calcext:value-type="float">
            <text:p>102</text:p>
          </table:table-cell>
          <table:table-cell table:formula="of:=1-POWER(EXP(1);(-[.A104]/[.C104]))" office:value-type="float" office:value="0.958725070614202" calcext:value-type="float">
            <text:p>0.958725070614202</text:p>
          </table:table-cell>
          <table:table-cell table:formula="of:=[.C103]" office:value-type="float" office:value="32" calcext:value-type="float">
            <text:p>32</text:p>
          </table:table-cell>
        </table:table-row>
        <table:table-row table:style-name="ro1">
          <table:table-cell table:formula="of:=[.A104]+1" office:value-type="float" office:value="103" calcext:value-type="float">
            <text:p>103</text:p>
          </table:table-cell>
          <table:table-cell table:formula="of:=1-POWER(EXP(1);(-[.A105]/[.C105]))" office:value-type="float" office:value="0.959994966688621" calcext:value-type="float">
            <text:p>0.959994966688621</text:p>
          </table:table-cell>
          <table:table-cell table:formula="of:=[.C104]" office:value-type="float" office:value="32" calcext:value-type="float">
            <text:p>32</text:p>
          </table:table-cell>
        </table:table-row>
        <table:table-row table:style-name="ro1">
          <table:table-cell table:formula="of:=[.A105]+1" office:value-type="float" office:value="104" calcext:value-type="float">
            <text:p>104</text:p>
          </table:table-cell>
          <table:table-cell table:formula="of:=1-POWER(EXP(1);(-[.A106]/[.C106]))" office:value-type="float" office:value="0.961225792168278" calcext:value-type="float">
            <text:p>0.961225792168278</text:p>
          </table:table-cell>
          <table:table-cell table:formula="of:=[.C105]" office:value-type="float" office:value="32" calcext:value-type="float">
            <text:p>32</text:p>
          </table:table-cell>
        </table:table-row>
        <table:table-row table:style-name="ro1">
          <table:table-cell table:formula="of:=[.A106]+1" office:value-type="float" office:value="105" calcext:value-type="float">
            <text:p>105</text:p>
          </table:table-cell>
          <table:table-cell table:formula="of:=1-POWER(EXP(1);(-[.A107]/[.C107]))" office:value-type="float" office:value="0.962418749129002" calcext:value-type="float">
            <text:p>0.962418749129002</text:p>
          </table:table-cell>
          <table:table-cell table:formula="of:=[.C106]" office:value-type="float" office:value="32" calcext:value-type="float">
            <text:p>32</text:p>
          </table:table-cell>
        </table:table-row>
        <table:table-row table:style-name="ro1">
          <table:table-cell table:formula="of:=[.A107]+1" office:value-type="float" office:value="106" calcext:value-type="float">
            <text:p>106</text:p>
          </table:table-cell>
          <table:table-cell table:formula="of:=1-POWER(EXP(1);(-[.A108]/[.C108]))" office:value-type="float" office:value="0.963575002662636" calcext:value-type="float">
            <text:p>0.963575002662636</text:p>
          </table:table-cell>
          <table:table-cell table:formula="of:=[.C107]" office:value-type="float" office:value="32" calcext:value-type="float">
            <text:p>32</text:p>
          </table:table-cell>
        </table:table-row>
        <table:table-row table:style-name="ro1">
          <table:table-cell table:formula="of:=[.A108]+1" office:value-type="float" office:value="107" calcext:value-type="float">
            <text:p>107</text:p>
          </table:table-cell>
          <table:table-cell table:formula="of:=1-POWER(EXP(1);(-[.A109]/[.C109]))" office:value-type="float" office:value="0.964695682014914" calcext:value-type="float">
            <text:p>0.964695682014914</text:p>
          </table:table-cell>
          <table:table-cell table:formula="of:=[.C108]" office:value-type="float" office:value="32" calcext:value-type="float">
            <text:p>32</text:p>
          </table:table-cell>
        </table:table-row>
        <table:table-row table:style-name="ro1">
          <table:table-cell table:formula="of:=[.A109]+1" office:value-type="float" office:value="108" calcext:value-type="float">
            <text:p>108</text:p>
          </table:table-cell>
          <table:table-cell table:formula="of:=1-POWER(EXP(1);(-[.A110]/[.C110]))" office:value-type="float" office:value="0.965781881688334" calcext:value-type="float">
            <text:p>0.965781881688334</text:p>
          </table:table-cell>
          <table:table-cell table:formula="of:=[.C109]" office:value-type="float" office:value="32" calcext:value-type="float">
            <text:p>32</text:p>
          </table:table-cell>
        </table:table-row>
        <table:table-row table:style-name="ro1">
          <table:table-cell table:formula="of:=[.A110]+1" office:value-type="float" office:value="109" calcext:value-type="float">
            <text:p>109</text:p>
          </table:table-cell>
          <table:table-cell table:formula="of:=1-POWER(EXP(1);(-[.A111]/[.C111]))" office:value-type="float" office:value="0.96683466251109" calcext:value-type="float">
            <text:p>0.96683466251109</text:p>
          </table:table-cell>
          <table:table-cell table:formula="of:=[.C110]" office:value-type="float" office:value="32" calcext:value-type="float">
            <text:p>32</text:p>
          </table:table-cell>
        </table:table-row>
        <table:table-row table:style-name="ro1">
          <table:table-cell table:formula="of:=[.A111]+1" office:value-type="float" office:value="110" calcext:value-type="float">
            <text:p>110</text:p>
          </table:table-cell>
          <table:table-cell table:formula="of:=1-POWER(EXP(1);(-[.A112]/[.C112]))" office:value-type="float" office:value="0.967855052673124" calcext:value-type="float">
            <text:p>0.967855052673124</text:p>
          </table:table-cell>
          <table:table-cell table:formula="of:=[.C111]" office:value-type="float" office:value="32" calcext:value-type="float">
            <text:p>32</text:p>
          </table:table-cell>
        </table:table-row>
        <table:table-row table:style-name="ro1">
          <table:table-cell table:formula="of:=[.A112]+1" office:value-type="float" office:value="111" calcext:value-type="float">
            <text:p>111</text:p>
          </table:table-cell>
          <table:table-cell table:formula="of:=1-POWER(EXP(1);(-[.A113]/[.C113]))" office:value-type="float" office:value="0.9688440487303" calcext:value-type="float">
            <text:p>0.9688440487303</text:p>
          </table:table-cell>
          <table:table-cell table:formula="of:=[.C112]" office:value-type="float" office:value="32" calcext:value-type="float">
            <text:p>32</text:p>
          </table:table-cell>
        </table:table-row>
        <table:table-row table:style-name="ro1">
          <table:table-cell table:formula="of:=[.A113]+1" office:value-type="float" office:value="112" calcext:value-type="float">
            <text:p>112</text:p>
          </table:table-cell>
          <table:table-cell table:formula="of:=1-POWER(EXP(1);(-[.A114]/[.C114]))" office:value-type="float" office:value="0.969802616577682" calcext:value-type="float">
            <text:p>0.969802616577682</text:p>
          </table:table-cell>
          <table:table-cell table:formula="of:=[.C113]" office:value-type="float" office:value="32" calcext:value-type="float">
            <text:p>32</text:p>
          </table:table-cell>
        </table:table-row>
        <table:table-row table:style-name="ro1">
          <table:table-cell table:formula="of:=[.A114]+1" office:value-type="float" office:value="113" calcext:value-type="float">
            <text:p>113</text:p>
          </table:table-cell>
          <table:table-cell table:formula="of:=1-POWER(EXP(1);(-[.A115]/[.C115]))" office:value-type="float" office:value="0.970731692392864" calcext:value-type="float">
            <text:p>0.970731692392864</text:p>
          </table:table-cell>
          <table:table-cell table:formula="of:=[.C114]" office:value-type="float" office:value="32" calcext:value-type="float">
            <text:p>32</text:p>
          </table:table-cell>
        </table:table-row>
        <table:table-row table:style-name="ro1">
          <table:table-cell table:formula="of:=[.A115]+1" office:value-type="float" office:value="114" calcext:value-type="float">
            <text:p>114</text:p>
          </table:table-cell>
          <table:table-cell table:formula="of:=1-POWER(EXP(1);(-[.A116]/[.C116]))" office:value-type="float" office:value="0.971632183550287" calcext:value-type="float">
            <text:p>0.971632183550287</text:p>
          </table:table-cell>
          <table:table-cell table:formula="of:=[.C115]" office:value-type="float" office:value="32" calcext:value-type="float">
            <text:p>32</text:p>
          </table:table-cell>
        </table:table-row>
        <table:table-row table:style-name="ro1">
          <table:table-cell table:formula="of:=[.A116]+1" office:value-type="float" office:value="115" calcext:value-type="float">
            <text:p>115</text:p>
          </table:table-cell>
          <table:table-cell table:formula="of:=1-POWER(EXP(1);(-[.A117]/[.C117]))" office:value-type="float" office:value="0.972504969507413" calcext:value-type="float">
            <text:p>0.972504969507413</text:p>
          </table:table-cell>
          <table:table-cell table:formula="of:=[.C116]" office:value-type="float" office:value="32" calcext:value-type="float">
            <text:p>32</text:p>
          </table:table-cell>
        </table:table-row>
        <table:table-row table:style-name="ro1">
          <table:table-cell table:formula="of:=[.A117]+1" office:value-type="float" office:value="116" calcext:value-type="float">
            <text:p>116</text:p>
          </table:table-cell>
          <table:table-cell table:formula="of:=1-POWER(EXP(1);(-[.A118]/[.C118]))" office:value-type="float" office:value="0.973350902663645" calcext:value-type="float">
            <text:p>0.973350902663645</text:p>
          </table:table-cell>
          <table:table-cell table:formula="of:=[.C117]" office:value-type="float" office:value="32" calcext:value-type="float">
            <text:p>32</text:p>
          </table:table-cell>
        </table:table-row>
        <table:table-row table:style-name="ro1">
          <table:table-cell table:formula="of:=[.A118]+1" office:value-type="float" office:value="117" calcext:value-type="float">
            <text:p>117</text:p>
          </table:table-cell>
          <table:table-cell table:formula="of:=1-POWER(EXP(1);(-[.A119]/[.C119]))" office:value-type="float" office:value="0.974170809192809" calcext:value-type="float">
            <text:p>0.974170809192809</text:p>
          </table:table-cell>
          <table:table-cell table:formula="of:=[.C118]" office:value-type="float" office:value="32" calcext:value-type="float">
            <text:p>32</text:p>
          </table:table-cell>
        </table:table-row>
        <table:table-row table:style-name="ro1">
          <table:table-cell table:formula="of:=[.A119]+1" office:value-type="float" office:value="118" calcext:value-type="float">
            <text:p>118</text:p>
          </table:table-cell>
          <table:table-cell table:formula="of:=1-POWER(EXP(1);(-[.A120]/[.C120]))" office:value-type="float" office:value="0.97496548985004" calcext:value-type="float">
            <text:p>0.97496548985004</text:p>
          </table:table-cell>
          <table:table-cell table:formula="of:=[.C119]" office:value-type="float" office:value="32" calcext:value-type="float">
            <text:p>32</text:p>
          </table:table-cell>
        </table:table-row>
        <table:table-row table:style-name="ro1">
          <table:table-cell table:formula="of:=[.A120]+1" office:value-type="float" office:value="119" calcext:value-type="float">
            <text:p>119</text:p>
          </table:table-cell>
          <table:table-cell table:formula="of:=1-POWER(EXP(1);(-[.A121]/[.C121]))" office:value-type="float" office:value="0.975735720753823" calcext:value-type="float">
            <text:p>0.975735720753823</text:p>
          </table:table-cell>
          <table:table-cell table:formula="of:=[.C120]" office:value-type="float" office:value="32" calcext:value-type="float">
            <text:p>32</text:p>
          </table:table-cell>
        </table:table-row>
        <table:table-row table:style-name="ro1">
          <table:table-cell table:formula="of:=[.A121]+1" office:value-type="float" office:value="120" calcext:value-type="float">
            <text:p>120</text:p>
          </table:table-cell>
          <table:table-cell table:formula="of:=1-POWER(EXP(1);(-[.A122]/[.C122]))" office:value-type="float" office:value="0.976482254143991" calcext:value-type="float">
            <text:p>0.976482254143991</text:p>
          </table:table-cell>
          <table:table-cell table:formula="of:=[.C121]" office:value-type="float" office:value="32" calcext:value-type="float">
            <text:p>32</text:p>
          </table:table-cell>
        </table:table-row>
        <table:table-row table:style-name="ro1">
          <table:table-cell table:formula="of:=[.A122]+1" office:value-type="float" office:value="121" calcext:value-type="float">
            <text:p>121</text:p>
          </table:table-cell>
          <table:table-cell table:formula="of:=1-POWER(EXP(1);(-[.A123]/[.C123]))" office:value-type="float" office:value="0.977205819116388" calcext:value-type="float">
            <text:p>0.977205819116388</text:p>
          </table:table-cell>
          <table:table-cell table:formula="of:=[.C122]" office:value-type="float" office:value="32" calcext:value-type="float">
            <text:p>32</text:p>
          </table:table-cell>
        </table:table-row>
        <table:table-row table:style-name="ro1">
          <table:table-cell table:formula="of:=[.A123]+1" office:value-type="float" office:value="122" calcext:value-type="float">
            <text:p>122</text:p>
          </table:table-cell>
          <table:table-cell table:formula="of:=1-POWER(EXP(1);(-[.A124]/[.C124]))" office:value-type="float" office:value="0.977907122334938" calcext:value-type="float">
            <text:p>0.977907122334938</text:p>
          </table:table-cell>
          <table:table-cell table:formula="of:=[.C123]" office:value-type="float" office:value="32" calcext:value-type="float">
            <text:p>32</text:p>
          </table:table-cell>
        </table:table-row>
        <table:table-row table:style-name="ro1">
          <table:table-cell table:formula="of:=[.A124]+1" office:value-type="float" office:value="123" calcext:value-type="float">
            <text:p>123</text:p>
          </table:table-cell>
          <table:table-cell table:formula="of:=1-POWER(EXP(1);(-[.A125]/[.C125]))" office:value-type="float" office:value="0.978586848721801" calcext:value-type="float">
            <text:p>0.978586848721801</text:p>
          </table:table-cell>
          <table:table-cell table:formula="of:=[.C124]" office:value-type="float" office:value="32" calcext:value-type="float">
            <text:p>32</text:p>
          </table:table-cell>
        </table:table-row>
        <table:table-row table:style-name="ro1">
          <table:table-cell table:formula="of:=[.A125]+1" office:value-type="float" office:value="124" calcext:value-type="float">
            <text:p>124</text:p>
          </table:table-cell>
          <table:table-cell table:formula="of:=1-POWER(EXP(1);(-[.A126]/[.C126]))" office:value-type="float" office:value="0.9792456621263" calcext:value-type="float">
            <text:p>0.9792456621263</text:p>
          </table:table-cell>
          <table:table-cell table:formula="of:=[.C125]" office:value-type="float" office:value="32" calcext:value-type="float">
            <text:p>32</text:p>
          </table:table-cell>
        </table:table-row>
        <table:table-row table:style-name="ro1">
          <table:table-cell table:formula="of:=[.A126]+1" office:value-type="float" office:value="125" calcext:value-type="float">
            <text:p>125</text:p>
          </table:table-cell>
          <table:table-cell table:formula="of:=1-POWER(EXP(1);(-[.A127]/[.C127]))" office:value-type="float" office:value="0.979884205973259" calcext:value-type="float">
            <text:p>0.979884205973259</text:p>
          </table:table-cell>
          <table:table-cell table:formula="of:=[.C126]" office:value-type="float" office:value="32" calcext:value-type="float">
            <text:p>32</text:p>
          </table:table-cell>
        </table:table-row>
        <table:table-row table:style-name="ro1">
          <table:table-cell table:formula="of:=[.A127]+1" office:value-type="float" office:value="126" calcext:value-type="float">
            <text:p>126</text:p>
          </table:table-cell>
          <table:table-cell table:formula="of:=1-POWER(EXP(1);(-[.A128]/[.C128]))" office:value-type="float" office:value="0.980503103891402" calcext:value-type="float">
            <text:p>0.980503103891402</text:p>
          </table:table-cell>
          <table:table-cell table:formula="of:=[.C127]" office:value-type="float" office:value="32" calcext:value-type="float">
            <text:p>32</text:p>
          </table:table-cell>
        </table:table-row>
        <table:table-row table:style-name="ro1">
          <table:table-cell table:formula="of:=[.A128]+1" office:value-type="float" office:value="127" calcext:value-type="float">
            <text:p>127</text:p>
          </table:table-cell>
          <table:table-cell table:formula="of:=1-POWER(EXP(1);(-[.A129]/[.C129]))" office:value-type="float" office:value="0.981102960322414" calcext:value-type="float">
            <text:p>0.981102960322414</text:p>
          </table:table-cell>
          <table:table-cell table:formula="of:=[.C128]" office:value-type="float" office:value="32" calcext:value-type="float">
            <text:p>32</text:p>
          </table:table-cell>
        </table:table-row>
        <table:table-row table:style-name="ro1">
          <table:table-cell table:formula="of:=[.A129]+1" office:value-type="float" office:value="128" calcext:value-type="float">
            <text:p>128</text:p>
          </table:table-cell>
          <table:table-cell table:formula="of:=1-POWER(EXP(1);(-[.A130]/[.C130]))" office:value-type="float" office:value="0.981684361111266" calcext:value-type="float">
            <text:p>0.981684361111266</text:p>
          </table:table-cell>
          <table:table-cell table:formula="of:=[.C129]" office:value-type="float" office:value="32" calcext:value-type="float">
            <text:p>32</text:p>
          </table:table-cell>
        </table:table-row>
        <table:table-row table:style-name="ro1">
          <table:table-cell table:formula="of:=[.A130]+1" office:value-type="float" office:value="129" calcext:value-type="float">
            <text:p>129</text:p>
          </table:table-cell>
          <table:table-cell table:formula="of:=1-POWER(EXP(1);(-[.A131]/[.C131]))" office:value-type="float" office:value="0.982247874078371" calcext:value-type="float">
            <text:p>0.982247874078371</text:p>
          </table:table-cell>
          <table:table-cell table:formula="of:=[.C130]" office:value-type="float" office:value="32" calcext:value-type="float">
            <text:p>32</text:p>
          </table:table-cell>
        </table:table-row>
        <table:table-row table:style-name="ro1">
          <table:table-cell table:formula="of:=[.A131]+1" office:value-type="float" office:value="130" calcext:value-type="float">
            <text:p>130</text:p>
          </table:table-cell>
          <table:table-cell table:formula="of:=1-POWER(EXP(1);(-[.A132]/[.C132]))" office:value-type="float" office:value="0.982794049574149" calcext:value-type="float">
            <text:p>0.982794049574149</text:p>
          </table:table-cell>
          <table:table-cell table:formula="of:=[.C131]" office:value-type="float" office:value="32" calcext:value-type="float">
            <text:p>32</text:p>
          </table:table-cell>
        </table:table-row>
        <table:table-row table:style-name="ro1">
          <table:table-cell table:formula="of:=[.A132]+1" office:value-type="float" office:value="131" calcext:value-type="float">
            <text:p>131</text:p>
          </table:table-cell>
          <table:table-cell table:formula="of:=1-POWER(EXP(1);(-[.A133]/[.C133]))" office:value-type="float" office:value="0.983323421016512" calcext:value-type="float">
            <text:p>0.983323421016512</text:p>
          </table:table-cell>
          <table:table-cell table:formula="of:=[.C132]" office:value-type="float" office:value="32" calcext:value-type="float">
            <text:p>32</text:p>
          </table:table-cell>
        </table:table-row>
        <table:table-row table:style-name="ro1">
          <table:table-cell table:formula="of:=[.A133]+1" office:value-type="float" office:value="132" calcext:value-type="float">
            <text:p>132</text:p>
          </table:table-cell>
          <table:table-cell table:formula="of:=1-POWER(EXP(1);(-[.A134]/[.C134]))" office:value-type="float" office:value="0.983836505411834" calcext:value-type="float">
            <text:p>0.983836505411834</text:p>
          </table:table-cell>
          <table:table-cell table:formula="of:=[.C133]" office:value-type="float" office:value="32" calcext:value-type="float">
            <text:p>32</text:p>
          </table:table-cell>
        </table:table-row>
        <table:table-row table:style-name="ro1">
          <table:table-cell table:formula="of:=[.A134]+1" office:value-type="float" office:value="133" calcext:value-type="float">
            <text:p>133</text:p>
          </table:table-cell>
          <table:table-cell table:formula="of:=1-POWER(EXP(1);(-[.A135]/[.C135]))" office:value-type="float" office:value="0.984333803859871" calcext:value-type="float">
            <text:p>0.984333803859871</text:p>
          </table:table-cell>
          <table:table-cell table:formula="of:=[.C134]" office:value-type="float" office:value="32" calcext:value-type="float">
            <text:p>32</text:p>
          </table:table-cell>
        </table:table-row>
        <table:table-row table:style-name="ro1">
          <table:table-cell table:formula="of:=[.A135]+1" office:value-type="float" office:value="134" calcext:value-type="float">
            <text:p>134</text:p>
          </table:table-cell>
          <table:table-cell table:formula="of:=1-POWER(EXP(1);(-[.A136]/[.C136]))" office:value-type="float" office:value="0.984815802043162" calcext:value-type="float">
            <text:p>0.984815802043162</text:p>
          </table:table-cell>
          <table:table-cell table:formula="of:=[.C135]" office:value-type="float" office:value="32" calcext:value-type="float">
            <text:p>32</text:p>
          </table:table-cell>
        </table:table-row>
        <table:table-row table:style-name="ro1">
          <table:table-cell table:formula="of:=[.A136]+1" office:value-type="float" office:value="135" calcext:value-type="float">
            <text:p>135</text:p>
          </table:table-cell>
          <table:table-cell table:formula="of:=1-POWER(EXP(1);(-[.A137]/[.C137]))" office:value-type="float" office:value="0.985282970701365" calcext:value-type="float">
            <text:p>0.985282970701365</text:p>
          </table:table-cell>
          <table:table-cell table:formula="of:=[.C136]" office:value-type="float" office:value="32" calcext:value-type="float">
            <text:p>32</text:p>
          </table:table-cell>
        </table:table-row>
        <table:table-row table:style-name="ro1">
          <table:table-cell table:formula="of:=[.A137]+1" office:value-type="float" office:value="136" calcext:value-type="float">
            <text:p>136</text:p>
          </table:table-cell>
          <table:table-cell table:formula="of:=1-POWER(EXP(1);(-[.A138]/[.C138]))" office:value-type="float" office:value="0.985735766091001" calcext:value-type="float">
            <text:p>0.985735766091001</text:p>
          </table:table-cell>
          <table:table-cell table:formula="of:=[.C137]" office:value-type="float" office:value="32" calcext:value-type="float">
            <text:p>32</text:p>
          </table:table-cell>
        </table:table-row>
        <table:table-row table:style-name="ro1">
          <table:table-cell table:formula="of:=[.A138]+1" office:value-type="float" office:value="137" calcext:value-type="float">
            <text:p>137</text:p>
          </table:table-cell>
          <table:table-cell table:formula="of:=1-POWER(EXP(1);(-[.A139]/[.C139]))" office:value-type="float" office:value="0.986174630431054" calcext:value-type="float">
            <text:p>0.986174630431054</text:p>
          </table:table-cell>
          <table:table-cell table:formula="of:=[.C138]" office:value-type="float" office:value="32" calcext:value-type="float">
            <text:p>32</text:p>
          </table:table-cell>
        </table:table-row>
        <table:table-row table:style-name="ro1">
          <table:table-cell table:formula="of:=[.A139]+1" office:value-type="float" office:value="138" calcext:value-type="float">
            <text:p>138</text:p>
          </table:table-cell>
          <table:table-cell table:formula="of:=1-POWER(EXP(1);(-[.A140]/[.C140]))" office:value-type="float" office:value="0.986599992334859" calcext:value-type="float">
            <text:p>0.986599992334859</text:p>
          </table:table-cell>
          <table:table-cell table:formula="of:=[.C139]" office:value-type="float" office:value="32" calcext:value-type="float">
            <text:p>32</text:p>
          </table:table-cell>
        </table:table-row>
        <table:table-row table:style-name="ro1">
          <table:table-cell table:formula="of:=[.A140]+1" office:value-type="float" office:value="139" calcext:value-type="float">
            <text:p>139</text:p>
          </table:table-cell>
          <table:table-cell table:formula="of:=1-POWER(EXP(1);(-[.A141]/[.C141]))" office:value-type="float" office:value="0.987012267228708" calcext:value-type="float">
            <text:p>0.987012267228708</text:p>
          </table:table-cell>
          <table:table-cell table:formula="of:=[.C140]" office:value-type="float" office:value="32" calcext:value-type="float">
            <text:p>32</text:p>
          </table:table-cell>
        </table:table-row>
        <table:table-row table:style-name="ro1">
          <table:table-cell table:formula="of:=[.A141]+1" office:value-type="float" office:value="140" calcext:value-type="float">
            <text:p>140</text:p>
          </table:table-cell>
          <table:table-cell table:formula="of:=1-POWER(EXP(1);(-[.A142]/[.C142]))" office:value-type="float" office:value="0.987411857757566" calcext:value-type="float">
            <text:p>0.987411857757566</text:p>
          </table:table-cell>
          <table:table-cell table:formula="of:=[.C141]" office:value-type="float" office:value="32" calcext:value-type="float">
            <text:p>32</text:p>
          </table:table-cell>
        </table:table-row>
        <table:table-row table:style-name="ro1">
          <table:table-cell table:formula="of:=[.A142]+1" office:value-type="float" office:value="141" calcext:value-type="float">
            <text:p>141</text:p>
          </table:table-cell>
          <table:table-cell table:formula="of:=1-POWER(EXP(1);(-[.A143]/[.C143]))" office:value-type="float" office:value="0.987799154178317" calcext:value-type="float">
            <text:p>0.987799154178317</text:p>
          </table:table-cell>
          <table:table-cell table:formula="of:=[.C142]" office:value-type="float" office:value="32" calcext:value-type="float">
            <text:p>32</text:p>
          </table:table-cell>
        </table:table-row>
        <table:table-row table:style-name="ro1">
          <table:table-cell table:formula="of:=[.A143]+1" office:value-type="float" office:value="142" calcext:value-type="float">
            <text:p>142</text:p>
          </table:table-cell>
          <table:table-cell table:formula="of:=1-POWER(EXP(1);(-[.A144]/[.C144]))" office:value-type="float" office:value="0.988174534740903" calcext:value-type="float">
            <text:p>0.988174534740903</text:p>
          </table:table-cell>
          <table:table-cell table:formula="of:=[.C143]" office:value-type="float" office:value="32" calcext:value-type="float">
            <text:p>32</text:p>
          </table:table-cell>
        </table:table-row>
        <table:table-row table:style-name="ro1">
          <table:table-cell table:formula="of:=[.A144]+1" office:value-type="float" office:value="143" calcext:value-type="float">
            <text:p>143</text:p>
          </table:table-cell>
          <table:table-cell table:formula="of:=1-POWER(EXP(1);(-[.A145]/[.C145]))" office:value-type="float" office:value="0.988538366057738" calcext:value-type="float">
            <text:p>0.988538366057738</text:p>
          </table:table-cell>
          <table:table-cell table:formula="of:=[.C144]" office:value-type="float" office:value="32" calcext:value-type="float">
            <text:p>32</text:p>
          </table:table-cell>
        </table:table-row>
        <table:table-row table:style-name="ro1">
          <table:table-cell table:formula="of:=[.A145]+1" office:value-type="float" office:value="144" calcext:value-type="float">
            <text:p>144</text:p>
          </table:table-cell>
          <table:table-cell table:formula="of:=1-POWER(EXP(1);(-[.A146]/[.C146]))" office:value-type="float" office:value="0.988891003461758" calcext:value-type="float">
            <text:p>0.988891003461758</text:p>
          </table:table-cell>
          <table:table-cell table:formula="of:=[.C145]" office:value-type="float" office:value="32" calcext:value-type="float">
            <text:p>32</text:p>
          </table:table-cell>
        </table:table-row>
        <table:table-row table:style-name="ro1">
          <table:table-cell table:formula="of:=[.A146]+1" office:value-type="float" office:value="145" calcext:value-type="float">
            <text:p>145</text:p>
          </table:table-cell>
          <table:table-cell table:formula="of:=1-POWER(EXP(1);(-[.A147]/[.C147]))" office:value-type="float" office:value="0.989232791353453" calcext:value-type="float">
            <text:p>0.989232791353453</text:p>
          </table:table-cell>
          <table:table-cell table:formula="of:=[.C146]" office:value-type="float" office:value="32" calcext:value-type="float">
            <text:p>32</text:p>
          </table:table-cell>
        </table:table-row>
        <table:table-row table:style-name="ro1">
          <table:table-cell table:formula="of:=[.A147]+1" office:value-type="float" office:value="146" calcext:value-type="float">
            <text:p>146</text:p>
          </table:table-cell>
          <table:table-cell table:formula="of:=1-POWER(EXP(1);(-[.A148]/[.C148]))" office:value-type="float" office:value="0.989564063537226" calcext:value-type="float">
            <text:p>0.989564063537226</text:p>
          </table:table-cell>
          <table:table-cell table:formula="of:=[.C147]" office:value-type="float" office:value="32" calcext:value-type="float">
            <text:p>32</text:p>
          </table:table-cell>
        </table:table-row>
        <table:table-row table:style-name="ro1">
          <table:table-cell table:formula="of:=[.A148]+1" office:value-type="float" office:value="147" calcext:value-type="float">
            <text:p>147</text:p>
          </table:table-cell>
          <table:table-cell table:formula="of:=1-POWER(EXP(1);(-[.A149]/[.C149]))" office:value-type="float" office:value="0.989885143547395" calcext:value-type="float">
            <text:p>0.989885143547395</text:p>
          </table:table-cell>
          <table:table-cell table:formula="of:=[.C148]" office:value-type="float" office:value="32" calcext:value-type="float">
            <text:p>32</text:p>
          </table:table-cell>
        </table:table-row>
        <table:table-row table:style-name="ro1">
          <table:table-cell table:formula="of:=[.A149]+1" office:value-type="float" office:value="148" calcext:value-type="float">
            <text:p>148</text:p>
          </table:table-cell>
          <table:table-cell table:formula="of:=1-POWER(EXP(1);(-[.A150]/[.C150]))" office:value-type="float" office:value="0.990196344964178" calcext:value-type="float">
            <text:p>0.990196344964178</text:p>
          </table:table-cell>
          <table:table-cell table:formula="of:=[.C149]" office:value-type="float" office:value="32" calcext:value-type="float">
            <text:p>32</text:p>
          </table:table-cell>
        </table:table-row>
        <table:table-row table:style-name="ro1">
          <table:table-cell table:formula="of:=[.A150]+1" office:value-type="float" office:value="149" calcext:value-type="float">
            <text:p>149</text:p>
          </table:table-cell>
          <table:table-cell table:formula="of:=1-POWER(EXP(1);(-[.A151]/[.C151]))" office:value-type="float" office:value="0.99049797171994" calcext:value-type="float">
            <text:p>0.99049797171994</text:p>
          </table:table-cell>
          <table:table-cell table:formula="of:=[.C150]" office:value-type="float" office:value="32" calcext:value-type="float">
            <text:p>32</text:p>
          </table:table-cell>
        </table:table-row>
        <table:table-row table:style-name="ro1">
          <table:table-cell table:formula="of:=[.A151]+1" office:value-type="float" office:value="150" calcext:value-type="float">
            <text:p>150</text:p>
          </table:table-cell>
          <table:table-cell table:formula="of:=1-POWER(EXP(1);(-[.A152]/[.C152]))" office:value-type="float" office:value="0.990790318396032" calcext:value-type="float">
            <text:p>0.990790318396032</text:p>
          </table:table-cell>
          <table:table-cell table:formula="of:=[.C151]" office:value-type="float" office:value="32" calcext:value-type="float">
            <text:p>32</text:p>
          </table:table-cell>
        </table:table-row>
        <table:table-row table:style-name="ro1">
          <table:table-cell table:formula="of:=[.A152]+1" office:value-type="float" office:value="151" calcext:value-type="float">
            <text:p>151</text:p>
          </table:table-cell>
          <table:table-cell table:formula="of:=1-POWER(EXP(1);(-[.A153]/[.C153]))" office:value-type="float" office:value="0.991073670510489" calcext:value-type="float">
            <text:p>0.991073670510489</text:p>
          </table:table-cell>
          <table:table-cell table:formula="of:=[.C152]" office:value-type="float" office:value="32" calcext:value-type="float">
            <text:p>32</text:p>
          </table:table-cell>
        </table:table-row>
        <table:table-row table:style-name="ro1">
          <table:table-cell table:formula="of:=[.A153]+1" office:value-type="float" office:value="152" calcext:value-type="float">
            <text:p>152</text:p>
          </table:table-cell>
          <table:table-cell table:formula="of:=1-POWER(EXP(1);(-[.A154]/[.C154]))" office:value-type="float" office:value="0.991348304796879" calcext:value-type="float">
            <text:p>0.991348304796879</text:p>
          </table:table-cell>
          <table:table-cell table:formula="of:=[.C153]" office:value-type="float" office:value="32" calcext:value-type="float">
            <text:p>32</text:p>
          </table:table-cell>
        </table:table-row>
        <table:table-row table:style-name="ro1">
          <table:table-cell table:formula="of:=[.A154]+1" office:value-type="float" office:value="153" calcext:value-type="float">
            <text:p>153</text:p>
          </table:table-cell>
          <table:table-cell table:formula="of:=1-POWER(EXP(1);(-[.A155]/[.C155]))" office:value-type="float" office:value="0.991614489474576" calcext:value-type="float">
            <text:p>0.991614489474576</text:p>
          </table:table-cell>
          <table:table-cell table:formula="of:=[.C154]" office:value-type="float" office:value="32" calcext:value-type="float">
            <text:p>32</text:p>
          </table:table-cell>
        </table:table-row>
        <table:table-row table:style-name="ro1">
          <table:table-cell table:formula="of:=[.A155]+1" office:value-type="float" office:value="154" calcext:value-type="float">
            <text:p>154</text:p>
          </table:table-cell>
          <table:table-cell table:formula="of:=1-POWER(EXP(1);(-[.A156]/[.C156]))" office:value-type="float" office:value="0.991872484510708" calcext:value-type="float">
            <text:p>0.991872484510708</text:p>
          </table:table-cell>
          <table:table-cell table:formula="of:=[.C155]" office:value-type="float" office:value="32" calcext:value-type="float">
            <text:p>32</text:p>
          </table:table-cell>
        </table:table-row>
        <table:table-row table:style-name="ro1">
          <table:table-cell table:formula="of:=[.A156]+1" office:value-type="float" office:value="155" calcext:value-type="float">
            <text:p>155</text:p>
          </table:table-cell>
          <table:table-cell table:formula="of:=1-POWER(EXP(1);(-[.A157]/[.C157]))" office:value-type="float" office:value="0.992122541874057" calcext:value-type="float">
            <text:p>0.992122541874057</text:p>
          </table:table-cell>
          <table:table-cell table:formula="of:=[.C156]" office:value-type="float" office:value="32" calcext:value-type="float">
            <text:p>32</text:p>
          </table:table-cell>
        </table:table-row>
        <table:table-row table:style-name="ro1">
          <table:table-cell table:formula="of:=[.A157]+1" office:value-type="float" office:value="156" calcext:value-type="float">
            <text:p>156</text:p>
          </table:table-cell>
          <table:table-cell table:formula="of:=1-POWER(EXP(1);(-[.A158]/[.C158]))" office:value-type="float" office:value="0.99236490578114" calcext:value-type="float">
            <text:p>0.99236490578114</text:p>
          </table:table-cell>
          <table:table-cell table:formula="of:=[.C157]" office:value-type="float" office:value="32" calcext:value-type="float">
            <text:p>32</text:p>
          </table:table-cell>
        </table:table-row>
        <table:table-row table:style-name="ro1">
          <table:table-cell table:formula="of:=[.A158]+1" office:value-type="float" office:value="157" calcext:value-type="float">
            <text:p>157</text:p>
          </table:table-cell>
          <table:table-cell table:formula="of:=1-POWER(EXP(1);(-[.A159]/[.C159]))" office:value-type="float" office:value="0.992599812934723" calcext:value-type="float">
            <text:p>0.992599812934723</text:p>
          </table:table-cell>
          <table:table-cell table:formula="of:=[.C158]" office:value-type="float" office:value="32" calcext:value-type="float">
            <text:p>32</text:p>
          </table:table-cell>
        </table:table-row>
        <table:table-row table:style-name="ro1">
          <table:table-cell table:formula="of:=[.A159]+1" office:value-type="float" office:value="158" calcext:value-type="float">
            <text:p>158</text:p>
          </table:table-cell>
          <table:table-cell table:formula="of:=1-POWER(EXP(1);(-[.A160]/[.C160]))" office:value-type="float" office:value="0.992827492754991" calcext:value-type="float">
            <text:p>0.992827492754991</text:p>
          </table:table-cell>
          <table:table-cell table:formula="of:=[.C159]" office:value-type="float" office:value="32" calcext:value-type="float">
            <text:p>32</text:p>
          </table:table-cell>
        </table:table-row>
        <table:table-row table:style-name="ro1">
          <table:table-cell table:formula="of:=[.A160]+1" office:value-type="float" office:value="159" calcext:value-type="float">
            <text:p>159</text:p>
          </table:table-cell>
          <table:table-cell table:formula="of:=1-POWER(EXP(1);(-[.A161]/[.C161]))" office:value-type="float" office:value="0.993048167603615" calcext:value-type="float">
            <text:p>0.993048167603615</text:p>
          </table:table-cell>
          <table:table-cell table:formula="of:=[.C160]" office:value-type="float" office:value="32" calcext:value-type="float">
            <text:p>32</text:p>
          </table:table-cell>
        </table:table-row>
        <table:table-row table:style-name="ro1">
          <table:table-cell table:formula="of:=[.A161]+1" office:value-type="float" office:value="160" calcext:value-type="float">
            <text:p>160</text:p>
          </table:table-cell>
          <table:table-cell table:formula="of:=1-POWER(EXP(1);(-[.A162]/[.C162]))" office:value-type="float" office:value="0.993262053000915" calcext:value-type="float">
            <text:p>0.993262053000915</text:p>
          </table:table-cell>
          <table:table-cell table:formula="of:=[.C161]" office:value-type="float" office:value="32" calcext:value-type="float">
            <text:p>32</text:p>
          </table:table-cell>
        </table:table-row>
        <table:table-row table:style-name="ro1">
          <table:table-cell table:formula="of:=[.A162]+1" office:value-type="float" office:value="161" calcext:value-type="float">
            <text:p>161</text:p>
          </table:table-cell>
          <table:table-cell table:formula="of:=1-POWER(EXP(1);(-[.A163]/[.C163]))" office:value-type="float" office:value="0.993469357836346" calcext:value-type="float">
            <text:p>0.993469357836346</text:p>
          </table:table-cell>
          <table:table-cell table:formula="of:=[.C162]" office:value-type="float" office:value="32" calcext:value-type="float">
            <text:p>32</text:p>
          </table:table-cell>
        </table:table-row>
        <table:table-row table:style-name="ro1">
          <table:table-cell table:formula="of:=[.A163]+1" office:value-type="float" office:value="162" calcext:value-type="float">
            <text:p>162</text:p>
          </table:table-cell>
          <table:table-cell table:formula="of:=1-POWER(EXP(1);(-[.A164]/[.C164]))" office:value-type="float" office:value="0.993670284572514" calcext:value-type="float">
            <text:p>0.993670284572514</text:p>
          </table:table-cell>
          <table:table-cell table:formula="of:=[.C163]" office:value-type="float" office:value="32" calcext:value-type="float">
            <text:p>32</text:p>
          </table:table-cell>
        </table:table-row>
        <table:table-row table:style-name="ro1">
          <table:table-cell table:formula="of:=[.A164]+1" office:value-type="float" office:value="163" calcext:value-type="float">
            <text:p>163</text:p>
          </table:table-cell>
          <table:table-cell table:formula="of:=1-POWER(EXP(1);(-[.A165]/[.C165]))" office:value-type="float" office:value="0.993865029442903" calcext:value-type="float">
            <text:p>0.993865029442903</text:p>
          </table:table-cell>
          <table:table-cell table:formula="of:=[.C164]" office:value-type="float" office:value="32" calcext:value-type="float">
            <text:p>32</text:p>
          </table:table-cell>
        </table:table-row>
        <table:table-row table:style-name="ro1">
          <table:table-cell table:formula="of:=[.A165]+1" office:value-type="float" office:value="164" calcext:value-type="float">
            <text:p>164</text:p>
          </table:table-cell>
          <table:table-cell table:formula="of:=1-POWER(EXP(1);(-[.A166]/[.C166]))" office:value-type="float" office:value="0.994053782643528" calcext:value-type="float">
            <text:p>0.994053782643528</text:p>
          </table:table-cell>
          <table:table-cell table:formula="of:=[.C165]" office:value-type="float" office:value="32" calcext:value-type="float">
            <text:p>32</text:p>
          </table:table-cell>
        </table:table-row>
        <table:table-row table:style-name="ro1">
          <table:table-cell table:formula="of:=[.A166]+1" office:value-type="float" office:value="165" calcext:value-type="float">
            <text:p>165</text:p>
          </table:table-cell>
          <table:table-cell table:formula="of:=1-POWER(EXP(1);(-[.A167]/[.C167]))" office:value-type="float" office:value="0.994236728518687" calcext:value-type="float">
            <text:p>0.994236728518687</text:p>
          </table:table-cell>
          <table:table-cell table:formula="of:=[.C166]" office:value-type="float" office:value="32" calcext:value-type="float">
            <text:p>32</text:p>
          </table:table-cell>
        </table:table-row>
        <table:table-row table:style-name="ro1">
          <table:table-cell table:formula="of:=[.A167]+1" office:value-type="float" office:value="166" calcext:value-type="float">
            <text:p>166</text:p>
          </table:table-cell>
          <table:table-cell table:formula="of:=1-POWER(EXP(1);(-[.A168]/[.C168]))" office:value-type="float" office:value="0.994414045741002" calcext:value-type="float">
            <text:p>0.994414045741002</text:p>
          </table:table-cell>
          <table:table-cell table:formula="of:=[.C167]" office:value-type="float" office:value="32" calcext:value-type="float">
            <text:p>32</text:p>
          </table:table-cell>
        </table:table-row>
        <table:table-row table:style-name="ro1">
          <table:table-cell table:formula="of:=[.A168]+1" office:value-type="float" office:value="167" calcext:value-type="float">
            <text:p>167</text:p>
          </table:table-cell>
          <table:table-cell table:formula="of:=1-POWER(EXP(1);(-[.A169]/[.C169]))" office:value-type="float" office:value="0.994585907485914" calcext:value-type="float">
            <text:p>0.994585907485914</text:p>
          </table:table-cell>
          <table:table-cell table:formula="of:=[.C168]" office:value-type="float" office:value="32" calcext:value-type="float">
            <text:p>32</text:p>
          </table:table-cell>
        </table:table-row>
        <table:table-row table:style-name="ro1">
          <table:table-cell table:formula="of:=[.A169]+1" office:value-type="float" office:value="168" calcext:value-type="float">
            <text:p>168</text:p>
          </table:table-cell>
          <table:table-cell table:formula="of:=1-POWER(EXP(1);(-[.A170]/[.C170]))" office:value-type="float" office:value="0.994752481600819" calcext:value-type="float">
            <text:p>0.994752481600819</text:p>
          </table:table-cell>
          <table:table-cell table:formula="of:=[.C169]" office:value-type="float" office:value="32" calcext:value-type="float">
            <text:p>32</text:p>
          </table:table-cell>
        </table:table-row>
        <table:table-row table:style-name="ro1">
          <table:table-cell table:formula="of:=[.A170]+1" office:value-type="float" office:value="169" calcext:value-type="float">
            <text:p>169</text:p>
          </table:table-cell>
          <table:table-cell table:formula="of:=1-POWER(EXP(1);(-[.A171]/[.C171]))" office:value-type="float" office:value="0.994913930768987" calcext:value-type="float">
            <text:p>0.994913930768987</text:p>
          </table:table-cell>
          <table:table-cell table:formula="of:=[.C170]" office:value-type="float" office:value="32" calcext:value-type="float">
            <text:p>32</text:p>
          </table:table-cell>
        </table:table-row>
        <table:table-row table:style-name="ro1">
          <table:table-cell table:formula="of:=[.A171]+1" office:value-type="float" office:value="170" calcext:value-type="float">
            <text:p>170</text:p>
          </table:table-cell>
          <table:table-cell table:formula="of:=1-POWER(EXP(1);(-[.A172]/[.C172]))" office:value-type="float" office:value="0.995070412668455" calcext:value-type="float">
            <text:p>0.995070412668455</text:p>
          </table:table-cell>
          <table:table-cell table:formula="of:=[.C171]" office:value-type="float" office:value="32" calcext:value-type="float">
            <text:p>32</text:p>
          </table:table-cell>
        </table:table-row>
        <table:table-row table:style-name="ro1">
          <table:table-cell table:formula="of:=[.A172]+1" office:value-type="float" office:value="171" calcext:value-type="float">
            <text:p>171</text:p>
          </table:table-cell>
          <table:table-cell table:formula="of:=1-POWER(EXP(1);(-[.A173]/[.C173]))" office:value-type="float" office:value="0.995222080126013" calcext:value-type="float">
            <text:p>0.995222080126013</text:p>
          </table:table-cell>
          <table:table-cell table:formula="of:=[.C172]" office:value-type="float" office:value="32" calcext:value-type="float">
            <text:p>32</text:p>
          </table:table-cell>
        </table:table-row>
        <table:table-row table:style-name="ro1">
          <table:table-cell table:formula="of:=[.A173]+1" office:value-type="float" office:value="172" calcext:value-type="float">
            <text:p>172</text:p>
          </table:table-cell>
          <table:table-cell table:formula="of:=1-POWER(EXP(1);(-[.A174]/[.C174]))" office:value-type="float" office:value="0.995369081266467" calcext:value-type="float">
            <text:p>0.995369081266467</text:p>
          </table:table-cell>
          <table:table-cell table:formula="of:=[.C173]" office:value-type="float" office:value="32" calcext:value-type="float">
            <text:p>32</text:p>
          </table:table-cell>
        </table:table-row>
        <table:table-row table:style-name="ro1">
          <table:table-cell table:formula="of:=[.A174]+1" office:value-type="float" office:value="173" calcext:value-type="float">
            <text:p>173</text:p>
          </table:table-cell>
          <table:table-cell table:formula="of:=1-POWER(EXP(1);(-[.A175]/[.C175]))" office:value-type="float" office:value="0.9955115596573" calcext:value-type="float">
            <text:p>0.9955115596573</text:p>
          </table:table-cell>
          <table:table-cell table:formula="of:=[.C174]" office:value-type="float" office:value="32" calcext:value-type="float">
            <text:p>32</text:p>
          </table:table-cell>
        </table:table-row>
        <table:table-row table:style-name="ro1">
          <table:table-cell table:formula="of:=[.A175]+1" office:value-type="float" office:value="174" calcext:value-type="float">
            <text:p>174</text:p>
          </table:table-cell>
          <table:table-cell table:formula="of:=1-POWER(EXP(1);(-[.A176]/[.C176]))" office:value-type="float" office:value="0.995649654448891" calcext:value-type="float">
            <text:p>0.995649654448891</text:p>
          </table:table-cell>
          <table:table-cell table:formula="of:=[.C175]" office:value-type="float" office:value="32" calcext:value-type="float">
            <text:p>32</text:p>
          </table:table-cell>
        </table:table-row>
        <table:table-row table:style-name="ro1">
          <table:table-cell table:formula="of:=[.A176]+1" office:value-type="float" office:value="175" calcext:value-type="float">
            <text:p>175</text:p>
          </table:table-cell>
          <table:table-cell table:formula="of:=1-POWER(EXP(1);(-[.A177]/[.C177]))" office:value-type="float" office:value="0.995783500510409" calcext:value-type="float">
            <text:p>0.995783500510409</text:p>
          </table:table-cell>
          <table:table-cell table:formula="of:=[.C176]" office:value-type="float" office:value="32" calcext:value-type="float">
            <text:p>32</text:p>
          </table:table-cell>
        </table:table-row>
        <table:table-row table:style-name="ro1">
          <table:table-cell table:formula="of:=[.A177]+1" office:value-type="float" office:value="176" calcext:value-type="float">
            <text:p>176</text:p>
          </table:table-cell>
          <table:table-cell table:formula="of:=1-POWER(EXP(1);(-[.A178]/[.C178]))" office:value-type="float" office:value="0.995913228561536" calcext:value-type="float">
            <text:p>0.995913228561536</text:p>
          </table:table-cell>
          <table:table-cell table:formula="of:=[.C177]" office:value-type="float" office:value="32" calcext:value-type="float">
            <text:p>32</text:p>
          </table:table-cell>
        </table:table-row>
        <table:table-row table:style-name="ro1">
          <table:table-cell table:formula="of:=[.A178]+1" office:value-type="float" office:value="177" calcext:value-type="float">
            <text:p>177</text:p>
          </table:table-cell>
          <table:table-cell table:formula="of:=1-POWER(EXP(1);(-[.A179]/[.C179]))" office:value-type="float" office:value="0.996038965300132" calcext:value-type="float">
            <text:p>0.996038965300132</text:p>
          </table:table-cell>
          <table:table-cell table:formula="of:=[.C178]" office:value-type="float" office:value="32" calcext:value-type="float">
            <text:p>32</text:p>
          </table:table-cell>
        </table:table-row>
        <table:table-row table:style-name="ro1">
          <table:table-cell table:formula="of:=[.A179]+1" office:value-type="float" office:value="178" calcext:value-type="float">
            <text:p>178</text:p>
          </table:table-cell>
          <table:table-cell table:formula="of:=1-POWER(EXP(1);(-[.A180]/[.C180]))" office:value-type="float" office:value="0.996160833525974" calcext:value-type="float">
            <text:p>0.996160833525974</text:p>
          </table:table-cell>
          <table:table-cell table:formula="of:=[.C179]" office:value-type="float" office:value="32" calcext:value-type="float">
            <text:p>32</text:p>
          </table:table-cell>
        </table:table-row>
        <table:table-row table:style-name="ro1">
          <table:table-cell table:formula="of:=[.A180]+1" office:value-type="float" office:value="179" calcext:value-type="float">
            <text:p>179</text:p>
          </table:table-cell>
          <table:table-cell table:formula="of:=1-POWER(EXP(1);(-[.A181]/[.C181]))" office:value-type="float" office:value="0.996278952260687" calcext:value-type="float">
            <text:p>0.996278952260687</text:p>
          </table:table-cell>
          <table:table-cell table:formula="of:=[.C180]" office:value-type="float" office:value="32" calcext:value-type="float">
            <text:p>32</text:p>
          </table:table-cell>
        </table:table-row>
        <table:table-row table:style-name="ro1">
          <table:table-cell table:formula="of:=[.A181]+1" office:value-type="float" office:value="180" calcext:value-type="float">
            <text:p>180</text:p>
          </table:table-cell>
          <table:table-cell table:formula="of:=1-POWER(EXP(1);(-[.A182]/[.C182]))" office:value-type="float" office:value="0.996393436863984" calcext:value-type="float">
            <text:p>0.996393436863984</text:p>
          </table:table-cell>
          <table:table-cell table:formula="of:=[.C181]" office:value-type="float" office:value="32" calcext:value-type="float">
            <text:p>32</text:p>
          </table:table-cell>
        </table:table-row>
        <table:table-row table:style-name="ro1">
          <table:table-cell table:formula="of:=[.A182]+1" office:value-type="float" office:value="181" calcext:value-type="float">
            <text:p>181</text:p>
          </table:table-cell>
          <table:table-cell table:formula="of:=1-POWER(EXP(1);(-[.A183]/[.C183]))" office:value-type="float" office:value="0.996504399146336" calcext:value-type="float">
            <text:p>0.996504399146336</text:p>
          </table:table-cell>
          <table:table-cell table:formula="of:=[.C182]" office:value-type="float" office:value="32" calcext:value-type="float">
            <text:p>32</text:p>
          </table:table-cell>
        </table:table-row>
        <table:table-row table:style-name="ro1">
          <table:table-cell table:formula="of:=[.A183]+1" office:value-type="float" office:value="182" calcext:value-type="float">
            <text:p>182</text:p>
          </table:table-cell>
          <table:table-cell table:formula="of:=1-POWER(EXP(1);(-[.A184]/[.C184]))" office:value-type="float" office:value="0.996611947478165" calcext:value-type="float">
            <text:p>0.996611947478165</text:p>
          </table:table-cell>
          <table:table-cell table:formula="of:=[.C183]" office:value-type="float" office:value="32" calcext:value-type="float">
            <text:p>32</text:p>
          </table:table-cell>
        </table:table-row>
        <table:table-row table:style-name="ro1">
          <table:table-cell table:formula="of:=[.A184]+1" office:value-type="float" office:value="183" calcext:value-type="float">
            <text:p>183</text:p>
          </table:table-cell>
          <table:table-cell table:formula="of:=1-POWER(EXP(1);(-[.A185]/[.C185]))" office:value-type="float" office:value="0.996716186895686" calcext:value-type="float">
            <text:p>0.996716186895686</text:p>
          </table:table-cell>
          <table:table-cell table:formula="of:=[.C184]" office:value-type="float" office:value="32" calcext:value-type="float">
            <text:p>32</text:p>
          </table:table-cell>
        </table:table-row>
        <table:table-row table:style-name="ro1">
          <table:table-cell table:formula="of:=[.A185]+1" office:value-type="float" office:value="184" calcext:value-type="float">
            <text:p>184</text:p>
          </table:table-cell>
          <table:table-cell table:formula="of:=1-POWER(EXP(1);(-[.A186]/[.C186]))" office:value-type="float" office:value="0.99681721920349" calcext:value-type="float">
            <text:p>0.99681721920349</text:p>
          </table:table-cell>
          <table:table-cell table:formula="of:=[.C185]" office:value-type="float" office:value="32" calcext:value-type="float">
            <text:p>32</text:p>
          </table:table-cell>
        </table:table-row>
        <table:table-row table:style-name="ro1">
          <table:table-cell table:formula="of:=[.A186]+1" office:value-type="float" office:value="185" calcext:value-type="float">
            <text:p>185</text:p>
          </table:table-cell>
          <table:table-cell table:formula="of:=1-POWER(EXP(1);(-[.A187]/[.C187]))" office:value-type="float" office:value="0.99691514307397" calcext:value-type="float">
            <text:p>0.99691514307397</text:p>
          </table:table-cell>
          <table:table-cell table:formula="of:=[.C186]" office:value-type="float" office:value="32" calcext:value-type="float">
            <text:p>32</text:p>
          </table:table-cell>
        </table:table-row>
        <table:table-row table:style-name="ro1">
          <table:table-cell table:formula="of:=[.A187]+1" office:value-type="float" office:value="186" calcext:value-type="float">
            <text:p>186</text:p>
          </table:table-cell>
          <table:table-cell table:formula="of:=1-POWER(EXP(1);(-[.A188]/[.C188]))" office:value-type="float" office:value="0.997010054143687" calcext:value-type="float">
            <text:p>0.997010054143687</text:p>
          </table:table-cell>
          <table:table-cell table:formula="of:=[.C187]" office:value-type="float" office:value="32" calcext:value-type="float">
            <text:p>32</text:p>
          </table:table-cell>
        </table:table-row>
        <table:table-row table:style-name="ro1">
          <table:table-cell table:formula="of:=[.A188]+1" office:value-type="float" office:value="187" calcext:value-type="float">
            <text:p>187</text:p>
          </table:table-cell>
          <table:table-cell table:formula="of:=1-POWER(EXP(1);(-[.A189]/[.C189]))" office:value-type="float" office:value="0.997102045106777" calcext:value-type="float">
            <text:p>0.997102045106777</text:p>
          </table:table-cell>
          <table:table-cell table:formula="of:=[.C188]" office:value-type="float" office:value="32" calcext:value-type="float">
            <text:p>32</text:p>
          </table:table-cell>
        </table:table-row>
        <table:table-row table:style-name="ro1">
          <table:table-cell table:formula="of:=[.A189]+1" office:value-type="float" office:value="188" calcext:value-type="float">
            <text:p>188</text:p>
          </table:table-cell>
          <table:table-cell table:formula="of:=1-POWER(EXP(1);(-[.A190]/[.C190]))" office:value-type="float" office:value="0.997191205805475" calcext:value-type="float">
            <text:p>0.997191205805475</text:p>
          </table:table-cell>
          <table:table-cell table:formula="of:=[.C189]" office:value-type="float" office:value="32" calcext:value-type="float">
            <text:p>32</text:p>
          </table:table-cell>
        </table:table-row>
        <table:table-row table:style-name="ro1">
          <table:table-cell table:formula="of:=[.A190]+1" office:value-type="float" office:value="189" calcext:value-type="float">
            <text:p>189</text:p>
          </table:table-cell>
          <table:table-cell table:formula="of:=1-POWER(EXP(1);(-[.A191]/[.C191]))" office:value-type="float" office:value="0.997277623317862" calcext:value-type="float">
            <text:p>0.997277623317862</text:p>
          </table:table-cell>
          <table:table-cell table:formula="of:=[.C190]" office:value-type="float" office:value="32" calcext:value-type="float">
            <text:p>32</text:p>
          </table:table-cell>
        </table:table-row>
        <table:table-row table:style-name="ro1">
          <table:table-cell table:formula="of:=[.A191]+1" office:value-type="float" office:value="190" calcext:value-type="float">
            <text:p>190</text:p>
          </table:table-cell>
          <table:table-cell table:formula="of:=1-POWER(EXP(1);(-[.A192]/[.C192]))" office:value-type="float" office:value="0.997361382042908" calcext:value-type="float">
            <text:p>0.997361382042908</text:p>
          </table:table-cell>
          <table:table-cell table:formula="of:=[.C191]" office:value-type="float" office:value="32" calcext:value-type="float">
            <text:p>32</text:p>
          </table:table-cell>
        </table:table-row>
        <table:table-row table:style-name="ro1">
          <table:table-cell table:formula="of:=[.A192]+1" office:value-type="float" office:value="191" calcext:value-type="float">
            <text:p>191</text:p>
          </table:table-cell>
          <table:table-cell table:formula="of:=1-POWER(EXP(1);(-[.A193]/[.C193]))" office:value-type="float" office:value="0.9974425637829" calcext:value-type="float">
            <text:p>0.9974425637829</text:p>
          </table:table-cell>
          <table:table-cell table:formula="of:=[.C192]" office:value-type="float" office:value="32" calcext:value-type="float">
            <text:p>32</text:p>
          </table:table-cell>
        </table:table-row>
        <table:table-row table:style-name="ro1">
          <table:table-cell table:formula="of:=[.A193]+1" office:value-type="float" office:value="192" calcext:value-type="float">
            <text:p>192</text:p>
          </table:table-cell>
          <table:table-cell table:formula="of:=1-POWER(EXP(1);(-[.A194]/[.C194]))" office:value-type="float" office:value="0.997521247823334" calcext:value-type="float">
            <text:p>0.997521247823334</text:p>
          </table:table-cell>
          <table:table-cell table:formula="of:=[.C193]" office:value-type="float" office:value="32" calcext:value-type="float">
            <text:p>32</text:p>
          </table:table-cell>
        </table:table-row>
        <table:table-row table:style-name="ro1">
          <table:table-cell table:formula="of:=[.A194]+1" office:value-type="float" office:value="193" calcext:value-type="float">
            <text:p>193</text:p>
          </table:table-cell>
          <table:table-cell table:formula="of:=1-POWER(EXP(1);(-[.A195]/[.C195]))" office:value-type="float" office:value="0.997597511010344" calcext:value-type="float">
            <text:p>0.997597511010344</text:p>
          </table:table-cell>
          <table:table-cell table:formula="of:=[.C194]" office:value-type="float" office:value="32" calcext:value-type="float">
            <text:p>32</text:p>
          </table:table-cell>
        </table:table-row>
        <table:table-row table:style-name="ro1">
          <table:table-cell table:formula="of:=[.A195]+1" office:value-type="float" office:value="194" calcext:value-type="float">
            <text:p>194</text:p>
          </table:table-cell>
          <table:table-cell table:formula="of:=1-POWER(EXP(1);(-[.A196]/[.C196]))" office:value-type="float" office:value="0.997671427825762" calcext:value-type="float">
            <text:p>0.997671427825762</text:p>
          </table:table-cell>
          <table:table-cell table:formula="of:=[.C195]" office:value-type="float" office:value="32" calcext:value-type="float">
            <text:p>32</text:p>
          </table:table-cell>
        </table:table-row>
        <table:table-row table:style-name="ro1">
          <table:table-cell table:formula="of:=[.A196]+1" office:value-type="float" office:value="195" calcext:value-type="float">
            <text:p>195</text:p>
          </table:table-cell>
          <table:table-cell table:formula="of:=1-POWER(EXP(1);(-[.A197]/[.C197]))" office:value-type="float" office:value="0.997743070459852" calcext:value-type="float">
            <text:p>0.997743070459852</text:p>
          </table:table-cell>
          <table:table-cell table:formula="of:=[.C196]" office:value-type="float" office:value="32" calcext:value-type="float">
            <text:p>32</text:p>
          </table:table-cell>
        </table:table-row>
        <table:table-row table:style-name="ro1">
          <table:table-cell table:formula="of:=[.A197]+1" office:value-type="float" office:value="196" calcext:value-type="float">
            <text:p>196</text:p>
          </table:table-cell>
          <table:table-cell table:formula="of:=1-POWER(EXP(1);(-[.A198]/[.C198]))" office:value-type="float" office:value="0.997812508881817" calcext:value-type="float">
            <text:p>0.997812508881817</text:p>
          </table:table-cell>
          <table:table-cell table:formula="of:=[.C197]" office:value-type="float" office:value="32" calcext:value-type="float">
            <text:p>32</text:p>
          </table:table-cell>
        </table:table-row>
        <table:table-row table:style-name="ro1">
          <table:table-cell table:formula="of:=[.A198]+1" office:value-type="float" office:value="197" calcext:value-type="float">
            <text:p>197</text:p>
          </table:table-cell>
          <table:table-cell table:formula="of:=1-POWER(EXP(1);(-[.A199]/[.C199]))" office:value-type="float" office:value="0.997879810908135" calcext:value-type="float">
            <text:p>0.997879810908135</text:p>
          </table:table-cell>
          <table:table-cell table:formula="of:=[.C198]" office:value-type="float" office:value="32" calcext:value-type="float">
            <text:p>32</text:p>
          </table:table-cell>
        </table:table-row>
        <table:table-row table:style-name="ro1">
          <table:table-cell table:formula="of:=[.A199]+1" office:value-type="float" office:value="198" calcext:value-type="float">
            <text:p>198</text:p>
          </table:table-cell>
          <table:table-cell table:formula="of:=1-POWER(EXP(1);(-[.A200]/[.C200]))" office:value-type="float" office:value="0.997945042268791" calcext:value-type="float">
            <text:p>0.997945042268791</text:p>
          </table:table-cell>
          <table:table-cell table:formula="of:=[.C199]" office:value-type="float" office:value="32" calcext:value-type="float">
            <text:p>32</text:p>
          </table:table-cell>
        </table:table-row>
        <table:table-row table:style-name="ro1">
          <table:table-cell table:formula="of:=[.A200]+1" office:value-type="float" office:value="199" calcext:value-type="float">
            <text:p>199</text:p>
          </table:table-cell>
          <table:table-cell table:formula="of:=1-POWER(EXP(1);(-[.A201]/[.C201]))" office:value-type="float" office:value="0.998008266671468" calcext:value-type="float">
            <text:p>0.998008266671468</text:p>
          </table:table-cell>
          <table:table-cell table:formula="of:=[.C200]" office:value-type="float" office:value="32" calcext:value-type="float">
            <text:p>32</text:p>
          </table:table-cell>
        </table:table-row>
        <table:table-row table:style-name="ro1">
          <table:table-cell table:formula="of:=[.A201]+1" office:value-type="float" office:value="200" calcext:value-type="float">
            <text:p>200</text:p>
          </table:table-cell>
          <table:table-cell table:formula="of:=1-POWER(EXP(1);(-[.A202]/[.C202]))" office:value-type="float" office:value="0.998069545863772" calcext:value-type="float">
            <text:p>0.998069545863772</text:p>
          </table:table-cell>
          <table:table-cell table:formula="of:=[.C201]" office:value-type="float" office:value="32" calcext:value-type="float">
            <text:p>32</text:p>
          </table:table-cell>
        </table:table-row>
        <table:table-row table:style-name="ro1">
          <table:table-cell table:formula="of:=[.A202]+1" office:value-type="float" office:value="201" calcext:value-type="float">
            <text:p>201</text:p>
          </table:table-cell>
          <table:table-cell table:formula="of:=1-POWER(EXP(1);(-[.A203]/[.C203]))" office:value-type="float" office:value="0.998128939693536" calcext:value-type="float">
            <text:p>0.998128939693536</text:p>
          </table:table-cell>
          <table:table-cell table:formula="of:=[.C202]" office:value-type="float" office:value="32" calcext:value-type="float">
            <text:p>32</text:p>
          </table:table-cell>
        </table:table-row>
        <table:table-row table:style-name="ro1">
          <table:table-cell table:formula="of:=[.A203]+1" office:value-type="float" office:value="202" calcext:value-type="float">
            <text:p>202</text:p>
          </table:table-cell>
          <table:table-cell table:formula="of:=1-POWER(EXP(1);(-[.A204]/[.C204]))" office:value-type="float" office:value="0.998186506167265" calcext:value-type="float">
            <text:p>0.998186506167265</text:p>
          </table:table-cell>
          <table:table-cell table:formula="of:=[.C203]" office:value-type="float" office:value="32" calcext:value-type="float">
            <text:p>32</text:p>
          </table:table-cell>
        </table:table-row>
        <table:table-row table:style-name="ro1">
          <table:table-cell table:formula="of:=[.A204]+1" office:value-type="float" office:value="203" calcext:value-type="float">
            <text:p>203</text:p>
          </table:table-cell>
          <table:table-cell table:formula="of:=1-POWER(EXP(1);(-[.A205]/[.C205]))" office:value-type="float" office:value="0.998242301506796" calcext:value-type="float">
            <text:p>0.998242301506796</text:p>
          </table:table-cell>
          <table:table-cell table:formula="of:=[.C204]" office:value-type="float" office:value="32" calcext:value-type="float">
            <text:p>32</text:p>
          </table:table-cell>
        </table:table-row>
        <table:table-row table:style-name="ro1">
          <table:table-cell table:formula="of:=[.A205]+1" office:value-type="float" office:value="204" calcext:value-type="float">
            <text:p>204</text:p>
          </table:table-cell>
          <table:table-cell table:formula="of:=1-POWER(EXP(1);(-[.A206]/[.C206]))" office:value-type="float" office:value="0.998296380204197" calcext:value-type="float">
            <text:p>0.998296380204197</text:p>
          </table:table-cell>
          <table:table-cell table:formula="of:=[.C205]" office:value-type="float" office:value="32" calcext:value-type="float">
            <text:p>32</text:p>
          </table:table-cell>
        </table:table-row>
        <table:table-row table:style-name="ro1">
          <table:table-cell table:formula="of:=[.A206]+1" office:value-type="float" office:value="205" calcext:value-type="float">
            <text:p>205</text:p>
          </table:table-cell>
          <table:table-cell table:formula="of:=1-POWER(EXP(1);(-[.A207]/[.C207]))" office:value-type="float" office:value="0.998348795074996" calcext:value-type="float">
            <text:p>0.998348795074996</text:p>
          </table:table-cell>
          <table:table-cell table:formula="of:=[.C206]" office:value-type="float" office:value="32" calcext:value-type="float">
            <text:p>32</text:p>
          </table:table-cell>
        </table:table-row>
        <table:table-row table:style-name="ro1">
          <table:table-cell table:formula="of:=[.A207]+1" office:value-type="float" office:value="206" calcext:value-type="float">
            <text:p>206</text:p>
          </table:table-cell>
          <table:table-cell table:formula="of:=1-POWER(EXP(1);(-[.A208]/[.C208]))" office:value-type="float" office:value="0.998399597309756" calcext:value-type="float">
            <text:p>0.998399597309756</text:p>
          </table:table-cell>
          <table:table-cell table:formula="of:=[.C207]" office:value-type="float" office:value="32" calcext:value-type="float">
            <text:p>32</text:p>
          </table:table-cell>
        </table:table-row>
        <table:table-row table:style-name="ro1">
          <table:table-cell table:formula="of:=[.A208]+1" office:value-type="float" office:value="207" calcext:value-type="float">
            <text:p>207</text:p>
          </table:table-cell>
          <table:table-cell table:formula="of:=1-POWER(EXP(1);(-[.A209]/[.C209]))" office:value-type="float" office:value="0.99844883652407" calcext:value-type="float">
            <text:p>0.99844883652407</text:p>
          </table:table-cell>
          <table:table-cell table:formula="of:=[.C208]" office:value-type="float" office:value="32" calcext:value-type="float">
            <text:p>32</text:p>
          </table:table-cell>
        </table:table-row>
        <table:table-row table:style-name="ro1">
          <table:table-cell table:formula="of:=[.A209]+1" office:value-type="float" office:value="208" calcext:value-type="float">
            <text:p>208</text:p>
          </table:table-cell>
          <table:table-cell table:formula="of:=1-POWER(EXP(1);(-[.A210]/[.C210]))" office:value-type="float" office:value="0.998496560807022" calcext:value-type="float">
            <text:p>0.998496560807022</text:p>
          </table:table-cell>
          <table:table-cell table:formula="of:=[.C209]" office:value-type="float" office:value="32" calcext:value-type="float">
            <text:p>32</text:p>
          </table:table-cell>
        </table:table-row>
        <table:table-row table:style-name="ro1">
          <table:table-cell table:formula="of:=[.A210]+1" office:value-type="float" office:value="209" calcext:value-type="float">
            <text:p>209</text:p>
          </table:table-cell>
          <table:table-cell table:formula="of:=1-POWER(EXP(1);(-[.A211]/[.C211]))" office:value-type="float" office:value="0.998542816768152" calcext:value-type="float">
            <text:p>0.998542816768152</text:p>
          </table:table-cell>
          <table:table-cell table:formula="of:=[.C210]" office:value-type="float" office:value="32" calcext:value-type="float">
            <text:p>32</text:p>
          </table:table-cell>
        </table:table-row>
        <table:table-row table:style-name="ro1">
          <table:table-cell table:formula="of:=[.A211]+1" office:value-type="float" office:value="210" calcext:value-type="float">
            <text:p>210</text:p>
          </table:table-cell>
          <table:table-cell table:formula="of:=1-POWER(EXP(1);(-[.A212]/[.C212]))" office:value-type="float" office:value="0.998587649582971" calcext:value-type="float">
            <text:p>0.998587649582971</text:p>
          </table:table-cell>
          <table:table-cell table:formula="of:=[.C211]" office:value-type="float" office:value="32" calcext:value-type="float">
            <text:p>32</text:p>
          </table:table-cell>
        </table:table-row>
        <table:table-row table:style-name="ro1">
          <table:table-cell table:formula="of:=[.A212]+1" office:value-type="float" office:value="211" calcext:value-type="float">
            <text:p>211</text:p>
          </table:table-cell>
          <table:table-cell table:formula="of:=1-POWER(EXP(1);(-[.A213]/[.C213]))" office:value-type="float" office:value="0.998631103037089" calcext:value-type="float">
            <text:p>0.998631103037089</text:p>
          </table:table-cell>
          <table:table-cell table:formula="of:=[.C212]" office:value-type="float" office:value="32" calcext:value-type="float">
            <text:p>32</text:p>
          </table:table-cell>
        </table:table-row>
        <table:table-row table:style-name="ro1">
          <table:table-cell table:formula="of:=[.A213]+1" office:value-type="float" office:value="212" calcext:value-type="float">
            <text:p>212</text:p>
          </table:table-cell>
          <table:table-cell table:formula="of:=1-POWER(EXP(1);(-[.A214]/[.C214]))" office:value-type="float" office:value="0.998673219568973" calcext:value-type="float">
            <text:p>0.998673219568973</text:p>
          </table:table-cell>
          <table:table-cell table:formula="of:=[.C213]" office:value-type="float" office:value="32" calcext:value-type="float">
            <text:p>32</text:p>
          </table:table-cell>
        </table:table-row>
        <table:table-row table:style-name="ro1">
          <table:table-cell table:formula="of:=[.A214]+1" office:value-type="float" office:value="213" calcext:value-type="float">
            <text:p>213</text:p>
          </table:table-cell>
          <table:table-cell table:formula="of:=1-POWER(EXP(1);(-[.A215]/[.C215]))" office:value-type="float" office:value="0.998714040311396" calcext:value-type="float">
            <text:p>0.998714040311396</text:p>
          </table:table-cell>
          <table:table-cell table:formula="of:=[.C214]" office:value-type="float" office:value="32" calcext:value-type="float">
            <text:p>32</text:p>
          </table:table-cell>
        </table:table-row>
        <table:table-row table:style-name="ro1">
          <table:table-cell table:formula="of:=[.A215]+1" office:value-type="float" office:value="214" calcext:value-type="float">
            <text:p>214</text:p>
          </table:table-cell>
          <table:table-cell table:formula="of:=1-POWER(EXP(1);(-[.A216]/[.C216]))" office:value-type="float" office:value="0.998753605131608" calcext:value-type="float">
            <text:p>0.998753605131608</text:p>
          </table:table-cell>
          <table:table-cell table:formula="of:=[.C215]" office:value-type="float" office:value="32" calcext:value-type="float">
            <text:p>32</text:p>
          </table:table-cell>
        </table:table-row>
        <table:table-row table:style-name="ro1">
          <table:table-cell table:formula="of:=[.A216]+1" office:value-type="float" office:value="215" calcext:value-type="float">
            <text:p>215</text:p>
          </table:table-cell>
          <table:table-cell table:formula="of:=1-POWER(EXP(1);(-[.A217]/[.C217]))" office:value-type="float" office:value="0.998791952670274" calcext:value-type="float">
            <text:p>0.998791952670274</text:p>
          </table:table-cell>
          <table:table-cell table:formula="of:=[.C216]" office:value-type="float" office:value="32" calcext:value-type="float">
            <text:p>32</text:p>
          </table:table-cell>
        </table:table-row>
        <table:table-row table:style-name="ro1">
          <table:table-cell table:formula="of:=[.A217]+1" office:value-type="float" office:value="216" calcext:value-type="float">
            <text:p>216</text:p>
          </table:table-cell>
          <table:table-cell table:formula="of:=1-POWER(EXP(1);(-[.A218]/[.C218]))" office:value-type="float" office:value="0.998829120379209" calcext:value-type="float">
            <text:p>0.998829120379209</text:p>
          </table:table-cell>
          <table:table-cell table:formula="of:=[.C217]" office:value-type="float" office:value="32" calcext:value-type="float">
            <text:p>32</text:p>
          </table:table-cell>
        </table:table-row>
        <table:table-row table:style-name="ro1">
          <table:table-cell table:formula="of:=[.A218]+1" office:value-type="float" office:value="217" calcext:value-type="float">
            <text:p>217</text:p>
          </table:table-cell>
          <table:table-cell table:formula="of:=1-POWER(EXP(1);(-[.A219]/[.C219]))" office:value-type="float" office:value="0.998865144557958" calcext:value-type="float">
            <text:p>0.998865144557958</text:p>
          </table:table-cell>
          <table:table-cell table:formula="of:=[.C218]" office:value-type="float" office:value="32" calcext:value-type="float">
            <text:p>32</text:p>
          </table:table-cell>
        </table:table-row>
        <table:table-row table:style-name="ro1">
          <table:table-cell table:formula="of:=[.A219]+1" office:value-type="float" office:value="218" calcext:value-type="float">
            <text:p>218</text:p>
          </table:table-cell>
          <table:table-cell table:formula="of:=1-POWER(EXP(1);(-[.A220]/[.C220]))" office:value-type="float" office:value="0.998900060389247" calcext:value-type="float">
            <text:p>0.998900060389247</text:p>
          </table:table-cell>
          <table:table-cell table:formula="of:=[.C219]" office:value-type="float" office:value="32" calcext:value-type="float">
            <text:p>32</text:p>
          </table:table-cell>
        </table:table-row>
        <table:table-row table:style-name="ro1">
          <table:table-cell table:formula="of:=[.A220]+1" office:value-type="float" office:value="219" calcext:value-type="float">
            <text:p>219</text:p>
          </table:table-cell>
          <table:table-cell table:formula="of:=1-POWER(EXP(1);(-[.A221]/[.C221]))" office:value-type="float" office:value="0.998933901973341" calcext:value-type="float">
            <text:p>0.998933901973341</text:p>
          </table:table-cell>
          <table:table-cell table:formula="of:=[.C220]" office:value-type="float" office:value="32" calcext:value-type="float">
            <text:p>32</text:p>
          </table:table-cell>
        </table:table-row>
        <table:table-row table:style-name="ro1">
          <table:table-cell table:formula="of:=[.A221]+1" office:value-type="float" office:value="220" calcext:value-type="float">
            <text:p>220</text:p>
          </table:table-cell>
          <table:table-cell table:formula="of:=1-POWER(EXP(1);(-[.A222]/[.C222]))" office:value-type="float" office:value="0.998966702361352" calcext:value-type="float">
            <text:p>0.998966702361352</text:p>
          </table:table-cell>
          <table:table-cell table:formula="of:=[.C221]" office:value-type="float" office:value="32" calcext:value-type="float">
            <text:p>32</text:p>
          </table:table-cell>
        </table:table-row>
        <table:table-row table:style-name="ro1">
          <table:table-cell table:formula="of:=[.A222]+1" office:value-type="float" office:value="221" calcext:value-type="float">
            <text:p>221</text:p>
          </table:table-cell>
          <table:table-cell table:formula="of:=1-POWER(EXP(1);(-[.A223]/[.C223]))" office:value-type="float" office:value="0.998998493587517" calcext:value-type="float">
            <text:p>0.998998493587517</text:p>
          </table:table-cell>
          <table:table-cell table:formula="of:=[.C222]" office:value-type="float" office:value="32" calcext:value-type="float">
            <text:p>32</text:p>
          </table:table-cell>
        </table:table-row>
        <table:table-row table:style-name="ro1">
          <table:table-cell table:formula="of:=[.A223]+1" office:value-type="float" office:value="222" calcext:value-type="float">
            <text:p>222</text:p>
          </table:table-cell>
          <table:table-cell table:formula="of:=1-POWER(EXP(1);(-[.A224]/[.C224]))" office:value-type="float" office:value="0.99902930670048" calcext:value-type="float">
            <text:p>0.99902930670048</text:p>
          </table:table-cell>
          <table:table-cell table:formula="of:=[.C223]" office:value-type="float" office:value="32" calcext:value-type="float">
            <text:p>32</text:p>
          </table:table-cell>
        </table:table-row>
        <table:table-row table:style-name="ro1">
          <table:table-cell table:formula="of:=[.A224]+1" office:value-type="float" office:value="223" calcext:value-type="float">
            <text:p>223</text:p>
          </table:table-cell>
          <table:table-cell table:formula="of:=1-POWER(EXP(1);(-[.A225]/[.C225]))" office:value-type="float" office:value="0.999059171793622" calcext:value-type="float">
            <text:p>0.999059171793622</text:p>
          </table:table-cell>
          <table:table-cell table:formula="of:=[.C224]" office:value-type="float" office:value="32" calcext:value-type="float">
            <text:p>32</text:p>
          </table:table-cell>
        </table:table-row>
        <table:table-row table:style-name="ro1">
          <table:table-cell table:formula="of:=[.A225]+1" office:value-type="float" office:value="224" calcext:value-type="float">
            <text:p>224</text:p>
          </table:table-cell>
          <table:table-cell table:formula="of:=1-POWER(EXP(1);(-[.A226]/[.C226]))" office:value-type="float" office:value="0.999088118034446" calcext:value-type="float">
            <text:p>0.999088118034446</text:p>
          </table:table-cell>
          <table:table-cell table:formula="of:=[.C225]" office:value-type="float" office:value="32" calcext:value-type="float">
            <text:p>32</text:p>
          </table:table-cell>
        </table:table-row>
        <table:table-row table:style-name="ro1">
          <table:table-cell table:formula="of:=[.A226]+1" office:value-type="float" office:value="225" calcext:value-type="float">
            <text:p>225</text:p>
          </table:table-cell>
          <table:table-cell table:formula="of:=1-POWER(EXP(1);(-[.A227]/[.C227]))" office:value-type="float" office:value="0.999116173693065" calcext:value-type="float">
            <text:p>0.999116173693065</text:p>
          </table:table-cell>
          <table:table-cell table:formula="of:=[.C226]" office:value-type="float" office:value="32" calcext:value-type="float">
            <text:p>32</text:p>
          </table:table-cell>
        </table:table-row>
        <table:table-row table:style-name="ro1">
          <table:table-cell table:formula="of:=[.A227]+1" office:value-type="float" office:value="226" calcext:value-type="float">
            <text:p>226</text:p>
          </table:table-cell>
          <table:table-cell table:formula="of:=1-POWER(EXP(1);(-[.A228]/[.C228]))" office:value-type="float" office:value="0.999143366169814" calcext:value-type="float">
            <text:p>0.999143366169814</text:p>
          </table:table-cell>
          <table:table-cell table:formula="of:=[.C227]" office:value-type="float" office:value="32" calcext:value-type="float">
            <text:p>32</text:p>
          </table:table-cell>
        </table:table-row>
        <table:table-row table:style-name="ro1">
          <table:table-cell table:formula="of:=[.A228]+1" office:value-type="float" office:value="227" calcext:value-type="float">
            <text:p>227</text:p>
          </table:table-cell>
          <table:table-cell table:formula="of:=1-POWER(EXP(1);(-[.A229]/[.C229]))" office:value-type="float" office:value="0.999169722022007" calcext:value-type="float">
            <text:p>0.999169722022007</text:p>
          </table:table-cell>
          <table:table-cell table:formula="of:=[.C228]" office:value-type="float" office:value="32" calcext:value-type="float">
            <text:p>32</text:p>
          </table:table-cell>
        </table:table-row>
        <table:table-row table:style-name="ro1">
          <table:table-cell table:formula="of:=[.A229]+1" office:value-type="float" office:value="228" calcext:value-type="float">
            <text:p>228</text:p>
          </table:table-cell>
          <table:table-cell table:formula="of:=1-POWER(EXP(1);(-[.A230]/[.C230]))" office:value-type="float" office:value="0.999195266989875" calcext:value-type="float">
            <text:p>0.999195266989875</text:p>
          </table:table-cell>
          <table:table-cell table:formula="of:=[.C229]" office:value-type="float" office:value="32" calcext:value-type="float">
            <text:p>32</text:p>
          </table:table-cell>
        </table:table-row>
        <table:table-row table:style-name="ro1">
          <table:table-cell table:formula="of:=[.A230]+1" office:value-type="float" office:value="229" calcext:value-type="float">
            <text:p>229</text:p>
          </table:table-cell>
          <table:table-cell table:formula="of:=1-POWER(EXP(1);(-[.A231]/[.C231]))" office:value-type="float" office:value="0.999220026021707" calcext:value-type="float">
            <text:p>0.999220026021707</text:p>
          </table:table-cell>
          <table:table-cell table:formula="of:=[.C230]" office:value-type="float" office:value="32" calcext:value-type="float">
            <text:p>32</text:p>
          </table:table-cell>
        </table:table-row>
        <table:table-row table:style-name="ro1">
          <table:table-cell table:formula="of:=[.A231]+1" office:value-type="float" office:value="230" calcext:value-type="float">
            <text:p>230</text:p>
          </table:table-cell>
          <table:table-cell table:formula="of:=1-POWER(EXP(1);(-[.A232]/[.C232]))" office:value-type="float" office:value="0.999244023298212" calcext:value-type="float">
            <text:p>0.999244023298212</text:p>
          </table:table-cell>
          <table:table-cell table:formula="of:=[.C231]" office:value-type="float" office:value="32" calcext:value-type="float">
            <text:p>32</text:p>
          </table:table-cell>
        </table:table-row>
        <table:table-row table:style-name="ro1">
          <table:table-cell table:formula="of:=[.A232]+1" office:value-type="float" office:value="231" calcext:value-type="float">
            <text:p>231</text:p>
          </table:table-cell>
          <table:table-cell table:formula="of:=1-POWER(EXP(1);(-[.A233]/[.C233]))" office:value-type="float" office:value="0.999267282256137" calcext:value-type="float">
            <text:p>0.999267282256137</text:p>
          </table:table-cell>
          <table:table-cell table:formula="of:=[.C232]" office:value-type="float" office:value="32" calcext:value-type="float">
            <text:p>32</text:p>
          </table:table-cell>
        </table:table-row>
        <table:table-row table:style-name="ro1">
          <table:table-cell table:formula="of:=[.A233]+1" office:value-type="float" office:value="232" calcext:value-type="float">
            <text:p>232</text:p>
          </table:table-cell>
          <table:table-cell table:formula="of:=1-POWER(EXP(1);(-[.A234]/[.C234]))" office:value-type="float" office:value="0.999289825611157" calcext:value-type="float">
            <text:p>0.999289825611157</text:p>
          </table:table-cell>
          <table:table-cell table:formula="of:=[.C233]" office:value-type="float" office:value="32" calcext:value-type="float">
            <text:p>32</text:p>
          </table:table-cell>
        </table:table-row>
        <table:table-row table:style-name="ro1">
          <table:table-cell table:formula="of:=[.A234]+1" office:value-type="float" office:value="233" calcext:value-type="float">
            <text:p>233</text:p>
          </table:table-cell>
          <table:table-cell table:formula="of:=1-POWER(EXP(1);(-[.A235]/[.C235]))" office:value-type="float" office:value="0.99931167538006" calcext:value-type="float">
            <text:p>0.99931167538006</text:p>
          </table:table-cell>
          <table:table-cell table:formula="of:=[.C234]" office:value-type="float" office:value="32" calcext:value-type="float">
            <text:p>32</text:p>
          </table:table-cell>
        </table:table-row>
        <table:table-row table:style-name="ro1">
          <table:table-cell table:formula="of:=[.A235]+1" office:value-type="float" office:value="234" calcext:value-type="float">
            <text:p>234</text:p>
          </table:table-cell>
          <table:table-cell table:formula="of:=1-POWER(EXP(1);(-[.A236]/[.C236]))" office:value-type="float" office:value="0.999332852902246" calcext:value-type="float">
            <text:p>0.999332852902246</text:p>
          </table:table-cell>
          <table:table-cell table:formula="of:=[.C235]" office:value-type="float" office:value="32" calcext:value-type="float">
            <text:p>32</text:p>
          </table:table-cell>
        </table:table-row>
        <table:table-row table:style-name="ro1">
          <table:table-cell table:formula="of:=[.A236]+1" office:value-type="float" office:value="235" calcext:value-type="float">
            <text:p>235</text:p>
          </table:table-cell>
          <table:table-cell table:formula="of:=1-POWER(EXP(1);(-[.A237]/[.C237]))" office:value-type="float" office:value="0.999353378860572" calcext:value-type="float">
            <text:p>0.999353378860572</text:p>
          </table:table-cell>
          <table:table-cell table:formula="of:=[.C236]" office:value-type="float" office:value="32" calcext:value-type="float">
            <text:p>32</text:p>
          </table:table-cell>
        </table:table-row>
        <table:table-row table:style-name="ro1">
          <table:table-cell table:formula="of:=[.A237]+1" office:value-type="float" office:value="236" calcext:value-type="float">
            <text:p>236</text:p>
          </table:table-cell>
          <table:table-cell table:formula="of:=1-POWER(EXP(1);(-[.A238]/[.C238]))" office:value-type="float" office:value="0.999373273301552" calcext:value-type="float">
            <text:p>0.999373273301552</text:p>
          </table:table-cell>
          <table:table-cell table:formula="of:=[.C237]" office:value-type="float" office:value="32" calcext:value-type="float">
            <text:p>32</text:p>
          </table:table-cell>
        </table:table-row>
        <table:table-row table:style-name="ro1">
          <table:table-cell table:formula="of:=[.A238]+1" office:value-type="float" office:value="237" calcext:value-type="float">
            <text:p>237</text:p>
          </table:table-cell>
          <table:table-cell table:formula="of:=1-POWER(EXP(1);(-[.A239]/[.C239]))" office:value-type="float" office:value="0.99939255565493" calcext:value-type="float">
            <text:p>0.99939255565493</text:p>
          </table:table-cell>
          <table:table-cell table:formula="of:=[.C238]" office:value-type="float" office:value="32" calcext:value-type="float">
            <text:p>32</text:p>
          </table:table-cell>
        </table:table-row>
        <table:table-row table:style-name="ro1">
          <table:table-cell table:formula="of:=[.A239]+1" office:value-type="float" office:value="238" calcext:value-type="float">
            <text:p>238</text:p>
          </table:table-cell>
          <table:table-cell table:formula="of:=1-POWER(EXP(1);(-[.A240]/[.C240]))" office:value-type="float" office:value="0.999411244752664" calcext:value-type="float">
            <text:p>0.999411244752664</text:p>
          </table:table-cell>
          <table:table-cell table:formula="of:=[.C239]" office:value-type="float" office:value="32" calcext:value-type="float">
            <text:p>32</text:p>
          </table:table-cell>
        </table:table-row>
        <table:table-row table:style-name="ro1">
          <table:table-cell table:formula="of:=[.A240]+1" office:value-type="float" office:value="239" calcext:value-type="float">
            <text:p>239</text:p>
          </table:table-cell>
          <table:table-cell table:formula="of:=1-POWER(EXP(1);(-[.A241]/[.C241]))" office:value-type="float" office:value="0.999429358847309" calcext:value-type="float">
            <text:p>0.999429358847309</text:p>
          </table:table-cell>
          <table:table-cell table:formula="of:=[.C240]" office:value-type="float" office:value="32" calcext:value-type="float">
            <text:p>32</text:p>
          </table:table-cell>
        </table:table-row>
        <table:table-row table:style-name="ro1">
          <table:table-cell table:formula="of:=[.A241]+1" office:value-type="float" office:value="240" calcext:value-type="float">
            <text:p>240</text:p>
          </table:table-cell>
          <table:table-cell table:formula="of:=1-POWER(EXP(1);(-[.A242]/[.C242]))" office:value-type="float" office:value="0.999446915629852" calcext:value-type="float">
            <text:p>0.999446915629852</text:p>
          </table:table-cell>
          <table:table-cell table:formula="of:=[.C241]" office:value-type="float" office:value="32" calcext:value-type="float">
            <text:p>32</text:p>
          </table:table-cell>
        </table:table-row>
        <table:table-row table:style-name="ro1">
          <table:table-cell table:formula="of:=[.A242]+1" office:value-type="float" office:value="241" calcext:value-type="float">
            <text:p>241</text:p>
          </table:table-cell>
          <table:table-cell table:formula="of:=1-POWER(EXP(1);(-[.A243]/[.C243]))" office:value-type="float" office:value="0.999463932246983" calcext:value-type="float">
            <text:p>0.999463932246983</text:p>
          </table:table-cell>
          <table:table-cell table:formula="of:=[.C242]" office:value-type="float" office:value="32" calcext:value-type="float">
            <text:p>32</text:p>
          </table:table-cell>
        </table:table-row>
        <table:table-row table:style-name="ro1">
          <table:table-cell table:formula="of:=[.A243]+1" office:value-type="float" office:value="242" calcext:value-type="float">
            <text:p>242</text:p>
          </table:table-cell>
          <table:table-cell table:formula="of:=1-POWER(EXP(1);(-[.A244]/[.C244]))" office:value-type="float" office:value="0.999480425317845" calcext:value-type="float">
            <text:p>0.999480425317845</text:p>
          </table:table-cell>
          <table:table-cell table:formula="of:=[.C243]" office:value-type="float" office:value="32" calcext:value-type="float">
            <text:p>32</text:p>
          </table:table-cell>
        </table:table-row>
        <table:table-row table:style-name="ro1">
          <table:table-cell table:formula="of:=[.A244]+1" office:value-type="float" office:value="243" calcext:value-type="float">
            <text:p>243</text:p>
          </table:table-cell>
          <table:table-cell table:formula="of:=1-POWER(EXP(1);(-[.A245]/[.C245]))" office:value-type="float" office:value="0.999496410950263" calcext:value-type="float">
            <text:p>0.999496410950263</text:p>
          </table:table-cell>
          <table:table-cell table:formula="of:=[.C244]" office:value-type="float" office:value="32" calcext:value-type="float">
            <text:p>32</text:p>
          </table:table-cell>
        </table:table-row>
        <table:table-row table:style-name="ro1">
          <table:table-cell table:formula="of:=[.A245]+1" office:value-type="float" office:value="244" calcext:value-type="float">
            <text:p>244</text:p>
          </table:table-cell>
          <table:table-cell table:formula="of:=1-POWER(EXP(1);(-[.A246]/[.C246]))" office:value-type="float" office:value="0.999511904756477" calcext:value-type="float">
            <text:p>0.999511904756477</text:p>
          </table:table-cell>
          <table:table-cell table:formula="of:=[.C245]" office:value-type="float" office:value="32" calcext:value-type="float">
            <text:p>32</text:p>
          </table:table-cell>
        </table:table-row>
        <table:table-row table:style-name="ro1">
          <table:table-cell table:formula="of:=[.A246]+1" office:value-type="float" office:value="245" calcext:value-type="float">
            <text:p>245</text:p>
          </table:table-cell>
          <table:table-cell table:formula="of:=1-POWER(EXP(1);(-[.A247]/[.C247]))" office:value-type="float" office:value="0.999526921868387" calcext:value-type="float">
            <text:p>0.999526921868387</text:p>
          </table:table-cell>
          <table:table-cell table:formula="of:=[.C246]" office:value-type="float" office:value="32" calcext:value-type="float">
            <text:p>32</text:p>
          </table:table-cell>
        </table:table-row>
        <table:table-row table:style-name="ro1">
          <table:table-cell table:formula="of:=[.A247]+1" office:value-type="float" office:value="246" calcext:value-type="float">
            <text:p>246</text:p>
          </table:table-cell>
          <table:table-cell table:formula="of:=1-POWER(EXP(1);(-[.A248]/[.C248]))" office:value-type="float" office:value="0.999541476952337" calcext:value-type="float">
            <text:p>0.999541476952337</text:p>
          </table:table-cell>
          <table:table-cell table:formula="of:=[.C247]" office:value-type="float" office:value="32" calcext:value-type="float">
            <text:p>32</text:p>
          </table:table-cell>
        </table:table-row>
        <table:table-row table:style-name="ro1">
          <table:table-cell table:formula="of:=[.A248]+1" office:value-type="float" office:value="247" calcext:value-type="float">
            <text:p>247</text:p>
          </table:table-cell>
          <table:table-cell table:formula="of:=1-POWER(EXP(1);(-[.A249]/[.C249]))" office:value-type="float" office:value="0.999555584223432" calcext:value-type="float">
            <text:p>0.999555584223432</text:p>
          </table:table-cell>
          <table:table-cell table:formula="of:=[.C248]" office:value-type="float" office:value="32" calcext:value-type="float">
            <text:p>32</text:p>
          </table:table-cell>
        </table:table-row>
        <table:table-row table:style-name="ro1">
          <table:table-cell table:formula="of:=[.A249]+1" office:value-type="float" office:value="248" calcext:value-type="float">
            <text:p>248</text:p>
          </table:table-cell>
          <table:table-cell table:formula="of:=1-POWER(EXP(1);(-[.A250]/[.C250]))" office:value-type="float" office:value="0.999569257459424" calcext:value-type="float">
            <text:p>0.999569257459424</text:p>
          </table:table-cell>
          <table:table-cell table:formula="of:=[.C249]" office:value-type="float" office:value="32" calcext:value-type="float">
            <text:p>32</text:p>
          </table:table-cell>
        </table:table-row>
        <table:table-row table:style-name="ro1">
          <table:table-cell table:formula="of:=[.A250]+1" office:value-type="float" office:value="249" calcext:value-type="float">
            <text:p>249</text:p>
          </table:table-cell>
          <table:table-cell table:formula="of:=1-POWER(EXP(1);(-[.A251]/[.C251]))" office:value-type="float" office:value="0.999582510014171" calcext:value-type="float">
            <text:p>0.999582510014171</text:p>
          </table:table-cell>
          <table:table-cell table:formula="of:=[.C250]" office:value-type="float" office:value="32" calcext:value-type="float">
            <text:p>32</text:p>
          </table:table-cell>
        </table:table-row>
        <table:table-row table:style-name="ro1">
          <table:table-cell table:formula="of:=[.A251]+1" office:value-type="float" office:value="250" calcext:value-type="float">
            <text:p>250</text:p>
          </table:table-cell>
          <table:table-cell table:formula="of:=1-POWER(EXP(1);(-[.A252]/[.C252]))" office:value-type="float" office:value="0.999595354830674" calcext:value-type="float">
            <text:p>0.999595354830674</text:p>
          </table:table-cell>
          <table:table-cell table:formula="of:=[.C251]" office:value-type="float" office:value="32" calcext:value-type="float">
            <text:p>32</text:p>
          </table:table-cell>
        </table:table-row>
        <table:table-row table:style-name="ro1">
          <table:table-cell table:formula="of:=[.A252]+1" office:value-type="float" office:value="251" calcext:value-type="float">
            <text:p>251</text:p>
          </table:table-cell>
          <table:table-cell table:formula="of:=1-POWER(EXP(1);(-[.A253]/[.C253]))" office:value-type="float" office:value="0.999607804453719" calcext:value-type="float">
            <text:p>0.999607804453719</text:p>
          </table:table-cell>
          <table:table-cell table:formula="of:=[.C252]" office:value-type="float" office:value="32" calcext:value-type="float">
            <text:p>32</text:p>
          </table:table-cell>
        </table:table-row>
        <table:table-row table:style-name="ro1">
          <table:table-cell table:formula="of:=[.A253]+1" office:value-type="float" office:value="252" calcext:value-type="float">
            <text:p>252</text:p>
          </table:table-cell>
          <table:table-cell table:formula="of:=1-POWER(EXP(1);(-[.A254]/[.C254]))" office:value-type="float" office:value="0.999619871042131" calcext:value-type="float">
            <text:p>0.999619871042131</text:p>
          </table:table-cell>
          <table:table-cell table:formula="of:=[.C253]" office:value-type="float" office:value="32" calcext:value-type="float">
            <text:p>32</text:p>
          </table:table-cell>
        </table:table-row>
        <table:table-row table:style-name="ro1">
          <table:table-cell table:formula="of:=[.A254]+1" office:value-type="float" office:value="253" calcext:value-type="float">
            <text:p>253</text:p>
          </table:table-cell>
          <table:table-cell table:formula="of:=1-POWER(EXP(1);(-[.A255]/[.C255]))" office:value-type="float" office:value="0.999631566380646" calcext:value-type="float">
            <text:p>0.999631566380646</text:p>
          </table:table-cell>
          <table:table-cell table:formula="of:=[.C254]" office:value-type="float" office:value="32" calcext:value-type="float">
            <text:p>32</text:p>
          </table:table-cell>
        </table:table-row>
        <table:table-row table:style-name="ro1">
          <table:table-cell table:formula="of:=[.A255]+1" office:value-type="float" office:value="254" calcext:value-type="float">
            <text:p>254</text:p>
          </table:table-cell>
          <table:table-cell table:formula="of:=1-POWER(EXP(1);(-[.A256]/[.C256]))" office:value-type="float" office:value="0.999642901891424" calcext:value-type="float">
            <text:p>0.999642901891424</text:p>
          </table:table-cell>
          <table:table-cell table:formula="of:=[.C255]" office:value-type="float" office:value="32" calcext:value-type="float">
            <text:p>32</text:p>
          </table:table-cell>
        </table:table-row>
        <table:table-row table:style-name="ro1">
          <table:table-cell table:formula="of:=[.A256]+1" office:value-type="float" office:value="255" calcext:value-type="float">
            <text:p>255</text:p>
          </table:table-cell>
          <table:table-cell table:formula="of:=1-POWER(EXP(1);(-[.A257]/[.C257]))" office:value-type="float" office:value="0.999653888645199" calcext:value-type="float">
            <text:p>0.999653888645199</text:p>
          </table:table-cell>
          <table:table-cell table:formula="of:=[.C256]"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2:13:32.329271295</meta:creation-date>
    <dc:date>2024-09-20T00:09:00.878345162</dc:date>
    <meta:editing-duration>P1DT38M15S</meta:editing-duration>
    <meta:editing-cycles>2</meta:editing-cycles>
    <meta:generator>LibreOffice/7.4.7.2$Linux_X86_64 LibreOffice_project/40$Build-2</meta:generator>
    <meta:document-statistic meta:table-count="1" meta:cell-count="77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legend chart:legend-position="end" svg:x="13.146cm" svg:y="4.203cm" style:legend-expansion="high" chart:style-name="ch2"/>
        <chart:plot-area chart:style-name="ch3" table:cell-range-address="Sheet1.A2:Sheet1.B257" svg:x="0.319cm" svg:y="0.18cm" svg:width="12.508cm" svg:height="8.645cm">
          <chart:coordinate-region svg:x="1.046cm" svg:y="0.38cm" svg:width="11.501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7" chart:class="chart:scatter">
            <chart:domain table:cell-range-address="Sheet1.A2:Sheet1.A257"/>
            <chart:data-point chart:repeated="25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57</svg:desc>
                </draw:g>
              </table:table-cell>
              <table:table-cell office:value-type="float" office:value="0">
                <text:p>0</text:p>
                <draw:g>
                  <svg:desc>Sheet1.B2:Sheet1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307667655236559">
                <text:p>0.03076676552365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605869371865242">
                <text:p>0.0605869371865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894896386199658">
                <text:p>0.0894896386199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17503097415405">
                <text:p>0.1175030974154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144654672692577">
                <text:p>0.1446546726925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1709708818196">
                <text:p>0.17097088181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196477426310939">
                <text:p>0.1964774263109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21199216928595">
                <text:p>0.221199216928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45160398010993">
                <text:p>0.2451603980109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68384371053358">
                <text:p>0.2683843710533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90893817562602">
                <text:p>0.2908938175626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312710721209028">
                <text:p>0.3127107212090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333856389296512">
                <text:p>0.333856389296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354351473572108">
                <text:p>0.354351473572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374215990395409">
                <text:p>0.3742159903954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393469340287367">
                <text:p>0.393469340287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412130326877654">
                <text:p>0.4121303268776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430217175269077">
                <text:p>0.4302171752690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44774754983698">
                <text:p>0.447747549836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46473857148101">
                <text:p>0.46473857148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481206834346111">
                <text:p>0.4812068343461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497168422029059">
                <text:p>0.4971684220290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512638923286381">
                <text:p>0.5126389232863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527633447258985">
                <text:p>0.527633447258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542166638228386">
                <text:p>0.5421666382283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55625268991892">
                <text:p>0.556252689918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569905359359938">
                <text:p>0.5699053593599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583137980321492">
                <text:p>0.5831379803214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595963476336658">
                <text:p>0.59596347633665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608394373323201">
                <text:p>0.608394373323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62044281181691">
                <text:p>0.62044281181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632120558828558">
                <text:p>0.63212055882855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643439019336053">
                <text:p>0.643439019336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654409247423025">
                <text:p>0.6544092474230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665041957074705">
                <text:p>0.6650419570747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67534753264165">
                <text:p>0.675347532641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685336038981541">
                <text:p>0.6853360389815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695017231288941">
                <text:p>0.695017231288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704400564622629">
                <text:p>0.7044005646226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71349520313981">
                <text:p>0.71349520313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72231002904621">
                <text:p>0.72231002904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730853651270816">
                <text:p>0.7308536512708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739134413873715">
                <text:p>0.7391344138737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747160404195254">
                <text:p>0.7471604041952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754939460754474">
                <text:p>0.754939460754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762479180904542">
                <text:p>0.7624791809045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769786928252639">
                <text:p>0.7697869282526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77686983985157">
                <text:p>0.77686983985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783734833170113">
                <text:p>0.7837348331701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790388612848902">
                <text:p>0.7903886128489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796837677248468">
                <text:p>0.7968376772484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803088324795806">
                <text:p>0.8030883247958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809146660135684">
                <text:p>0.8091466601356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815018600092696">
                <text:p>0.8150186000926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820709879449881">
                <text:p>0.8207098794498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826226056549555">
                <text:p>0.8262260565495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831572518721816">
                <text:p>0.8315725187218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836754487546042">
                <text:p>0.83675448754604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841777023950502">
                <text:p>0.8417770239505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846645033155072">
                <text:p>0.8466450331550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0.851363269461878">
                <text:p>0.8513632694618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0.855936340898547">
                <text:p>0.855936340898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0.860368713718601">
                <text:p>0.8603687137186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0.864664716763387">
                <text:p>0.86466471676338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0.868828545689806">
                <text:p>0.8688285456898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0.872864267067964">
                <text:p>0.8728642670679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0.876775822352763">
                <text:p>0.8767758223527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0.88056703173328">
                <text:p>0.880567031733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.884241597863737">
                <text:p>0.8842415978637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0.887803109479656">
                <text:p>0.8878031094796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0.891255044902779">
                <text:p>0.8912550449027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0.894600775438136">
                <text:p>0.8946007754381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0.897843568666606">
                <text:p>0.8978435686666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0.900986591636174">
                <text:p>0.90098659163617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0.904032913955002">
                <text:p>0.904032913955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0.906985510789337">
                <text:p>0.906985510789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0.909847265769184">
                <text:p>0.909847265769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0.91262097380458">
                <text:p>0.912620973804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.915309343815219">
                <text:p>0.91530934381521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0.917915001376101">
                <text:p>0.9179150013761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0.920440491281772">
                <text:p>0.9204404912817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0.922888280031683">
                <text:p>0.9228882800316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925260758239074">
                <text:p>0.92526075823907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0.927560242965749">
                <text:p>0.9275602429657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0.929788979985012">
                <text:p>0.9297889799850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0.93194914597499">
                <text:p>0.931949145974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0.934042850644462">
                <text:p>0.93404285064446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0.936072138793292">
                <text:p>0.93607213879329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.938038992309468">
                <text:p>0.93803899230946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939945332104692">
                <text:p>0.9399453321046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0.941793019990428">
                <text:p>0.9417930199904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0.943583860496223">
                <text:p>0.9435838604962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0.945319602632085">
                <text:p>0.9453196026320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0.947001941596644">
                <text:p>0.947001941596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0.948632520432749">
                <text:p>0.94863252043274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0.950212931632136">
                <text:p>0.95021293163213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0.95174471869072">
                <text:p>0.951744718690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0.953229377616041">
                <text:p>0.95322937761604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954668358388324">
                <text:p>0.9546683583883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0.956063066376593">
                <text:p>0.95606306637659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0.957414863711212">
                <text:p>0.9574148637112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0.958725070614202">
                <text:p>0.95872507061420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0.959994966688621">
                <text:p>0.9599949666886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0.961225792168278">
                <text:p>0.9612257921682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0.962418749129002">
                <text:p>0.9624187491290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0.963575002662636">
                <text:p>0.96357500266263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0.964695682014914">
                <text:p>0.9646956820149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0.965781881688334">
                <text:p>0.965781881688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0.96683466251109">
                <text:p>0.966834662511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0.967855052673124">
                <text:p>0.9678550526731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0.9688440487303">
                <text:p>0.968844048730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0.969802616577682">
                <text:p>0.9698026165776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0.970731692392864">
                <text:p>0.9707316923928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0.971632183550287">
                <text:p>0.9716321835502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0.972504969507413">
                <text:p>0.9725049695074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0.973350902663645">
                <text:p>0.973350902663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0.974170809192809">
                <text:p>0.9741708091928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0.97496548985004">
                <text:p>0.9749654898500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0.975735720753823">
                <text:p>0.9757357207538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0.976482254143991">
                <text:p>0.97648225414399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0.977205819116388">
                <text:p>0.97720581911638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0.977907122334938">
                <text:p>0.9779071223349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0.978586848721801">
                <text:p>0.97858684872180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0.9792456621263">
                <text:p>0.97924566212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0.979884205973259">
                <text:p>0.9798842059732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0.980503103891402">
                <text:p>0.9805031038914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0.981102960322414">
                <text:p>0.9811029603224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0.981684361111266">
                <text:p>0.9816843611112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0.982247874078371">
                <text:p>0.9822478740783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0.982794049574149">
                <text:p>0.98279404957414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0.983323421016512">
                <text:p>0.9833234210165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0.983836505411834">
                <text:p>0.9838365054118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0.984333803859871">
                <text:p>0.98433380385987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0.984815802043162">
                <text:p>0.9848158020431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0.985282970701365">
                <text:p>0.9852829707013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0.985735766091001">
                <text:p>0.9857357660910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0.986174630431054">
                <text:p>0.98617463043105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0.986599992334859">
                <text:p>0.9865999923348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0.987012267228708">
                <text:p>0.9870122672287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0.987411857757566">
                <text:p>0.98741185775756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0.987799154178317">
                <text:p>0.9877991541783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0.988174534740903">
                <text:p>0.98817453474090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0.988538366057738">
                <text:p>0.988538366057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0.988891003461758">
                <text:p>0.9888910034617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0.989232791353453">
                <text:p>0.9892327913534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0.989564063537226">
                <text:p>0.9895640635372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0.989885143547395">
                <text:p>0.9898851435473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0.990196344964178">
                <text:p>0.9901963449641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0.99049797171994">
                <text:p>0.990497971719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0.990790318396032">
                <text:p>0.9907903183960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0.991073670510489">
                <text:p>0.9910736705104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0.991348304796879">
                <text:p>0.99134830479687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0.991614489474576">
                <text:p>0.99161448947457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0.991872484510708">
                <text:p>0.9918724845107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0.992122541874057">
                <text:p>0.992122541874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0.99236490578114">
                <text:p>0.992364905781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0.992599812934723">
                <text:p>0.9925998129347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0.992827492754991">
                <text:p>0.99282749275499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0.993048167603615">
                <text:p>0.9930481676036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0.993262053000915">
                <text:p>0.99326205300091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0.993469357836346">
                <text:p>0.9934693578363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0.993670284572514">
                <text:p>0.9936702845725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0.993865029442903">
                <text:p>0.9938650294429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0.994053782643528">
                <text:p>0.9940537826435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0.994236728518687">
                <text:p>0.99423672851868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0.994414045741002">
                <text:p>0.9944140457410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0.994585907485914">
                <text:p>0.9945859074859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0.994752481600819">
                <text:p>0.9947524816008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0.994913930768987">
                <text:p>0.99491393076898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0.995070412668455">
                <text:p>0.9950704126684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0.995222080126013">
                <text:p>0.9952220801260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0.995369081266467">
                <text:p>0.9953690812664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0.9955115596573">
                <text:p>0.995511559657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0.995649654448891">
                <text:p>0.99564965444889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0.995783500510409">
                <text:p>0.9957835005104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0.995913228561536">
                <text:p>0.9959132285615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0.996038965300132">
                <text:p>0.9960389653001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0.996160833525974">
                <text:p>0.9961608335259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0.996278952260687">
                <text:p>0.99627895226068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0.996393436863984">
                <text:p>0.9963934368639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0.996504399146336">
                <text:p>0.9965043991463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0.996611947478165">
                <text:p>0.99661194747816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0.996716186895686">
                <text:p>0.9967161868956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0.99681721920349">
                <text:p>0.99681721920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0.99691514307397">
                <text:p>0.996915143073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0.997010054143687">
                <text:p>0.9970100541436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0.997102045106777">
                <text:p>0.99710204510677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0.997191205805475">
                <text:p>0.9971912058054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0.997277623317862">
                <text:p>0.99727762331786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0.997361382042908">
                <text:p>0.99736138204290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0.9974425637829">
                <text:p>0.997442563782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0.997521247823334">
                <text:p>0.9975212478233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0.997597511010344">
                <text:p>0.9975975110103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0.997671427825762">
                <text:p>0.9976714278257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0.997743070459852">
                <text:p>0.9977430704598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0.997812508881817">
                <text:p>0.9978125088818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0.997879810908135">
                <text:p>0.9978798109081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0.997945042268791">
                <text:p>0.9979450422687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.998008266671468">
                <text:p>0.9980082666714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0.998069545863772">
                <text:p>0.99806954586377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0.998128939693536">
                <text:p>0.9981289396935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0.998186506167265">
                <text:p>0.99818650616726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0.998242301506796">
                <text:p>0.99824230150679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0.998296380204197">
                <text:p>0.9982963802041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0.998348795074996">
                <text:p>0.99834879507499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0.998399597309756">
                <text:p>0.99839959730975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0.99844883652407">
                <text:p>0.9984488365240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0.998496560807022">
                <text:p>0.9984965608070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0.998542816768152">
                <text:p>0.99854281676815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0.998587649582971">
                <text:p>0.99858764958297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0.998631103037089">
                <text:p>0.9986311030370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0.998673219568973">
                <text:p>0.998673219568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0.998714040311396">
                <text:p>0.9987140403113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0.998753605131608">
                <text:p>0.9987536051316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0.998791952670274">
                <text:p>0.9987919526702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0.998829120379209">
                <text:p>0.99882912037920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0.998865144557958">
                <text:p>0.9988651445579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0.998900060389247">
                <text:p>0.99890006038924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0.998933901973341">
                <text:p>0.99893390197334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0.998966702361352">
                <text:p>0.99896670236135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0.998998493587517">
                <text:p>0.9989984935875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0.99902930670048">
                <text:p>0.999029306700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0.999059171793622">
                <text:p>0.9990591717936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0.999088118034446">
                <text:p>0.9990881180344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0.999116173693065">
                <text:p>0.9991161736930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0.999143366169814">
                <text:p>0.9991433661698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0.999169722022007">
                <text:p>0.9991697220220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0.999195266989875">
                <text:p>0.9991952669898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0.999220026021707">
                <text:p>0.99922002602170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0.999244023298212">
                <text:p>0.9992440232982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0.999267282256137">
                <text:p>0.9992672822561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0.999289825611157">
                <text:p>0.9992898256111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0.99931167538006">
                <text:p>0.9993116753800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0.999332852902246">
                <text:p>0.9993328529022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0.999353378860572">
                <text:p>0.99935337886057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0.999373273301552">
                <text:p>0.9993732733015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0.99939255565493">
                <text:p>0.9993925556549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0.999411244752664">
                <text:p>0.9994112447526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0.999429358847309">
                <text:p>0.999429358847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0.999446915629852">
                <text:p>0.9994469156298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0.999463932246983">
                <text:p>0.99946393224698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0.999480425317845">
                <text:p>0.99948042531784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0.999496410950263">
                <text:p>0.9994964109502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0.999511904756477">
                <text:p>0.99951190475647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0.999526921868387">
                <text:p>0.9995269218683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0.999541476952337">
                <text:p>0.999541476952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0.999555584223432">
                <text:p>0.99955558422343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0.999569257459424">
                <text:p>0.9995692574594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0.999582510014171">
                <text:p>0.9995825100141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0.999595354830674">
                <text:p>0.9995953548306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0.999607804453719">
                <text:p>0.99960780445371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0.999619871042131">
                <text:p>0.99961987104213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0.999631566380646">
                <text:p>0.99963156638064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0.999642901891424">
                <text:p>0.99964290189142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0.999653888645199">
                <text:p>0.999653888645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